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ext-properties fo:color="#c9211e"/>
    </style:style>
    <style:style style:name="ce38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padding="0.071cm"/>
    </style:style>
    <style:style style:name="ce22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Liberation 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04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7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  <style:text-properties style:font-name="Liberation Sans"/>
    </style:style>
    <style:style style:name="ce2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31" style:family="table-cell" style:parent-style-name="Default">
      <style:text-properties fo:color="#c9211e"/>
    </style:style>
    <style:style style:name="ce32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DATA PhD 2023" table:style-name="ta1">
        <table:table-column table:style-name="co1" table:number-columns-repeated="9" table:default-cell-style-name="ce5"/>
        <table:table-row table:style-name="ro3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CHOOL</text:p>
          </table:table-cell>
          <table:table-cell table:style-name="ce19" office:value-type="string" calcext:value-type="string">
            <text:p>GENDER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LAB</text:p>
          </table:table-cell>
          <table:table-cell table:style-name="ce19" office:value-type="string" calcext:value-type="string">
            <text:p>BEHAV</text:p>
          </table:table-cell>
          <table:table-cell table:style-name="Default" office:value-type="string" calcext:value-type="string">
            <text:p>GRADE</text:p>
          </table:table-cell>
          <table:table-cell table:style-name="Default" office:value-type="string" calcext:value-type="string">
            <text:p>M4C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]+1"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]+1"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]+1"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number-columns-repeated="2" table:style-name="ce27" office:value-type="float" office:value="60" calcext:value-type="float">
            <text:p>60</text:p>
          </table:table-cell>
          <table:table-cell table:style-name="ce2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]+1"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]+1"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]+1"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]+1"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2" calcext:value-type="float">
            <text:p>72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5]+1"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6]+1"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7]+1"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8]+1"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29" calcext:value-type="float">
            <text:p>2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0]+1"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2]+1"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4]+1"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5]+1"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6]+1"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7]+1"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8]+1"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39]+1"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0]+1"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1]+1"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2]+1" office:value-type="float" office:value="42" calcext:value-type="float">
            <text:p>4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3]+1" office:value-type="float" office:value="43" calcext:value-type="float">
            <text:p>4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4]+1" office:value-type="float" office:value="44" calcext:value-type="float">
            <text:p>4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5]+1" office:value-type="float" office:value="45" calcext:value-type="float">
            <text:p>4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6]+1"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7]+1"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8]+1"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49]+1"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0]+1"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51" calcext:value-type="float">
            <text:p>5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2]+1"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3]+1" office:value-type="float" office:value="53" calcext:value-type="float">
            <text:p>5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4]+1"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5]+1"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6]+1"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7]+1" office:value-type="float" office:value="57" calcext:value-type="float">
            <text:p>5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8]+1" office:value-type="float" office:value="58" calcext:value-type="float">
            <text:p>5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59]+1"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0]+1"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1]+1"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2]+1" office:value-type="float" office:value="62" calcext:value-type="float">
            <text:p>6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3]+1" office:value-type="float" office:value="63" calcext:value-type="float">
            <text:p>6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4]+1" office:value-type="float" office:value="64" calcext:value-type="float">
            <text:p>6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5]+1" office:value-type="float" office:value="65" calcext:value-type="float">
            <text:p>6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6]+1" office:value-type="float" office:value="66" calcext:value-type="float">
            <text:p>6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7]+1"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8]+1"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69]+1"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0]+1" office:value-type="float" office:value="70" calcext:value-type="float">
            <text:p>7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1]+1" office:value-type="float" office:value="71" calcext:value-type="float">
            <text:p>7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2]+1" office:value-type="float" office:value="72" calcext:value-type="float">
            <text:p>7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3]+1" office:value-type="float" office:value="73" calcext:value-type="float">
            <text:p>7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4]+1" office:value-type="float" office:value="74" calcext:value-type="float">
            <text:p>7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5]+1" office:value-type="float" office:value="75" calcext:value-type="float">
            <text:p>7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6]+1" office:value-type="float" office:value="76" calcext:value-type="float">
            <text:p>7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7]+1" office:value-type="float" office:value="77" calcext:value-type="float">
            <text:p>7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8]+1" office:value-type="float" office:value="78" calcext:value-type="float">
            <text:p>7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79]+1" office:value-type="float" office:value="79" calcext:value-type="float">
            <text:p>7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0]+1"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1]+1" office:value-type="float" office:value="81" calcext:value-type="float">
            <text:p>8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2]+1" office:value-type="float" office:value="82" calcext:value-type="float">
            <text:p>8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3]+1" office:value-type="float" office:value="83" calcext:value-type="float">
            <text:p>8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4]+1" office:value-type="float" office:value="84" calcext:value-type="float">
            <text:p>8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5]+1" office:value-type="float" office:value="85" calcext:value-type="float">
            <text:p>8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6]+1"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7]+1"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8]+1" office:value-type="float" office:value="88" calcext:value-type="float">
            <text:p>8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89]+1" office:value-type="float" office:value="89" calcext:value-type="float">
            <text:p>8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0]+1"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1]+1" office:value-type="float" office:value="91" calcext:value-type="float">
            <text:p>9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2]+1" office:value-type="float" office:value="92" calcext:value-type="float">
            <text:p>9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3]+1" office:value-type="float" office:value="93" calcext:value-type="float">
            <text:p>9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4]+1" office:value-type="float" office:value="94" calcext:value-type="float">
            <text:p>9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5]+1" office:value-type="float" office:value="95" calcext:value-type="float">
            <text:p>9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6]+1" office:value-type="float" office:value="96" calcext:value-type="float">
            <text:p>9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7]+1" office:value-type="float" office:value="97" calcext:value-type="float">
            <text:p>9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8]+1" office:value-type="float" office:value="98" calcext:value-type="float">
            <text:p>9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99]+1" office:value-type="float" office:value="99" calcext:value-type="float">
            <text:p>9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0]+1"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1]+1" office:value-type="float" office:value="101" calcext:value-type="float">
            <text:p>10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2]+1" office:value-type="float" office:value="102" calcext:value-type="float">
            <text:p>10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3]+1" office:value-type="float" office:value="103" calcext:value-type="float">
            <text:p>1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4]+1" office:value-type="float" office:value="104" calcext:value-type="float">
            <text:p>10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5]+1" office:value-type="float" office:value="105" calcext:value-type="float">
            <text:p>10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6]+1" office:value-type="float" office:value="106" calcext:value-type="float">
            <text:p>10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7" calcext:value-type="float">
            <text:p>77</text:p>
          </table:table-cell>
          <table:table-cell table:number-columns-repeated="2" table:style-name="ce2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7]+1" office:value-type="float" office:value="107" calcext:value-type="float">
            <text:p>10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8]+1" office:value-type="float" office:value="108" calcext:value-type="float">
            <text:p>10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09]+1" office:value-type="float" office:value="109" calcext:value-type="float">
            <text:p>10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0]+1" office:value-type="float" office:value="110" calcext:value-type="float">
            <text:p>11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1]+1" office:value-type="float" office:value="111" calcext:value-type="float">
            <text:p>11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2]+1" office:value-type="float" office:value="112" calcext:value-type="float">
            <text:p>11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3]+1" office:value-type="float" office:value="113" calcext:value-type="float">
            <text:p>11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4]+1" office:value-type="float" office:value="114" calcext:value-type="float">
            <text:p>11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5]+1" office:value-type="float" office:value="115" calcext:value-type="float">
            <text:p>11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6]+1" office:value-type="float" office:value="116" calcext:value-type="float">
            <text:p>11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7]+1" office:value-type="float" office:value="117" calcext:value-type="float">
            <text:p>11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8]+1" office:value-type="float" office:value="118" calcext:value-type="float">
            <text:p>11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19]+1" office:value-type="float" office:value="119" calcext:value-type="float">
            <text:p>11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20]+1" office:value-type="float" office:value="120" calcext:value-type="float">
            <text:p>12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21]+1" office:value-type="float" office:value="121" calcext:value-type="float">
            <text:p>12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22]+1" office:value-type="float" office:value="122" calcext:value-type="float">
            <text:p>12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23]+1" office:value-type="float" office:value="123" calcext:value-type="float">
            <text:p>12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formula="of:=[.A150]+1" office:value-type="float" office:value="150" calcext:value-type="float">
            <text:p>15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1]+1" office:value-type="float" office:value="151" calcext:value-type="float">
            <text:p>15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2]+1" office:value-type="float" office:value="152" calcext:value-type="float">
            <text:p>15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3]+1" office:value-type="float" office:value="153" calcext:value-type="float">
            <text:p>15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4]+1"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5]+1" office:value-type="float" office:value="155" calcext:value-type="float">
            <text:p>15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6]+1" office:value-type="float" office:value="156" calcext:value-type="float">
            <text:p>15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7]+1" office:value-type="float" office:value="157" calcext:value-type="float">
            <text:p>15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number-columns-repeated="2" table:style-name="ce22" office:value-type="float" office:value="70" calcext:value-type="float">
            <text:p>70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8]+1" office:value-type="float" office:value="158" calcext:value-type="float">
            <text:p>15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59]+1" office:value-type="float" office:value="159" calcext:value-type="float">
            <text:p>15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0]+1" office:value-type="float" office:value="160" calcext:value-type="float">
            <text:p>16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1]+1" office:value-type="float" office:value="161" calcext:value-type="float">
            <text:p>16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2]+1" office:value-type="float" office:value="162" calcext:value-type="float">
            <text:p>16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3]+1" office:value-type="float" office:value="163" calcext:value-type="float">
            <text:p>16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4]+1" office:value-type="float" office:value="164" calcext:value-type="float">
            <text:p>16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5]+1" office:value-type="float" office:value="165" calcext:value-type="float">
            <text:p>16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6]+1" office:value-type="float" office:value="166" calcext:value-type="float">
            <text:p>16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7]+1" office:value-type="float" office:value="167" calcext:value-type="float">
            <text:p>16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8]+1" office:value-type="float" office:value="168" calcext:value-type="float">
            <text:p>16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69]+1" office:value-type="float" office:value="169" calcext:value-type="float">
            <text:p>1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0]+1" office:value-type="float" office:value="170" calcext:value-type="float">
            <text:p>17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1]+1"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2]+1" office:value-type="float" office:value="172" calcext:value-type="float">
            <text:p>17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3]+1" office:value-type="float" office:value="173" calcext:value-type="float">
            <text:p>17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4]+1" office:value-type="float" office:value="174" calcext:value-type="float">
            <text:p>17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2" table:style-name="ce22" office:value-type="float" office:value="76" calcext:value-type="float">
            <text:p>7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5]+1" office:value-type="float" office:value="175" calcext:value-type="float">
            <text:p>17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6]+1" office:value-type="float" office:value="176" calcext:value-type="float">
            <text:p>17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7]+1" office:value-type="float" office:value="177" calcext:value-type="float">
            <text:p>17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8]+1" office:value-type="float" office:value="178" calcext:value-type="float">
            <text:p>17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79]+1" office:value-type="float" office:value="179" calcext:value-type="float">
            <text:p>17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0]+1" office:value-type="float" office:value="180" calcext:value-type="float">
            <text:p>18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1]+1" office:value-type="float" office:value="181" calcext:value-type="float">
            <text:p>18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2]+1" office:value-type="float" office:value="182" calcext:value-type="float">
            <text:p>18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3]+1" office:value-type="float" office:value="183" calcext:value-type="float">
            <text:p>18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4]+1" office:value-type="float" office:value="184" calcext:value-type="float">
            <text:p>18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5]+1" office:value-type="float" office:value="185" calcext:value-type="float">
            <text:p>18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6]+1" office:value-type="float" office:value="186" calcext:value-type="float">
            <text:p>18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7]+1" office:value-type="float" office:value="187" calcext:value-type="float">
            <text:p>18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8]+1" office:value-type="float" office:value="188" calcext:value-type="float">
            <text:p>18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89]+1" office:value-type="float" office:value="189" calcext:value-type="float">
            <text:p>18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0]+1" office:value-type="float" office:value="190" calcext:value-type="float">
            <text:p>19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1]+1" office:value-type="float" office:value="191" calcext:value-type="float">
            <text:p>19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2]+1"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3]+1" office:value-type="float" office:value="193" calcext:value-type="float">
            <text:p>19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4]+1" office:value-type="float" office:value="194" calcext:value-type="float">
            <text:p>19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number-columns-repeated="2" table:style-name="ce22" office:value-type="float" office:value="52" calcext:value-type="float">
            <text:p>5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5]+1" office:value-type="float" office:value="195" calcext:value-type="float">
            <text:p>19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6]+1" office:value-type="float" office:value="196" calcext:value-type="float">
            <text:p>19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7]+1" office:value-type="float" office:value="197" calcext:value-type="float">
            <text:p>19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8]+1" office:value-type="float" office:value="198" calcext:value-type="float">
            <text:p>19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199]+1" office:value-type="float" office:value="199" calcext:value-type="float">
            <text:p>19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00]+1" office:value-type="float" office:value="200" calcext:value-type="float">
            <text:p>20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number-columns-repeated="2" table:style-name="ce22" office:value-type="float" office:value="58" calcext:value-type="float">
            <text:p>58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01]+1" office:value-type="float" office:value="201" calcext:value-type="float">
            <text:p>20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.A202]+1" office:value-type="float" office:value="202" calcext:value-type="float">
            <text:p>20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3]+1" office:value-type="float" office:value="203" calcext:value-type="float">
            <text:p>20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4]+1" office:value-type="float" office:value="204" calcext:value-type="float">
            <text:p>20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5]+1" office:value-type="float" office:value="205" calcext:value-type="float">
            <text:p>20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6]+1" office:value-type="float" office:value="206" calcext:value-type="float">
            <text:p>20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7]+1" office:value-type="float" office:value="207" calcext:value-type="float">
            <text:p>20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8]+1" office:value-type="float" office:value="208" calcext:value-type="float">
            <text:p>20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09]+1" office:value-type="float" office:value="209" calcext:value-type="float">
            <text:p>20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0]+1" office:value-type="float" office:value="210" calcext:value-type="float">
            <text:p>21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1]+1" office:value-type="float" office:value="211" calcext:value-type="float">
            <text:p>21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2]+1" office:value-type="float" office:value="212" calcext:value-type="float">
            <text:p>21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3]+1" office:value-type="float" office:value="213" calcext:value-type="float">
            <text:p>21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4]+1" office:value-type="float" office:value="214" calcext:value-type="float">
            <text:p>21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5]+1" office:value-type="float" office:value="215" calcext:value-type="float">
            <text:p>21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number-columns-repeated="3" table:style-name="ce22" office:value-type="float" office:value="77" calcext:value-type="float">
            <text:p>7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6]+1" office:value-type="float" office:value="216" calcext:value-type="float">
            <text:p>21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7]+1" office:value-type="float" office:value="217" calcext:value-type="float">
            <text:p>21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8]+1" office:value-type="float" office:value="218" calcext:value-type="float">
            <text:p>21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19]+1" office:value-type="float" office:value="219" calcext:value-type="float">
            <text:p>21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20]+1" office:value-type="float" office:value="220" calcext:value-type="float">
            <text:p>22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21]+1" office:value-type="float" office:value="221" calcext:value-type="float">
            <text:p>22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22]+1" office:value-type="float" office:value="222" calcext:value-type="float">
            <text:p>22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3">
          <table:table-cell table:formula="of:=[.A223]+1" office:value-type="float" office:value="223" calcext:value-type="float">
            <text:p>22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5]+1" office:value-type="float" office:value="365" calcext:value-type="float">
            <text:p>36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6]+1" office:value-type="float" office:value="366" calcext:value-type="float">
            <text:p>36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8]+1" office:value-type="float" office:value="378" calcext:value-type="float">
            <text:p>37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9]+1" office:value-type="float" office:value="379" calcext:value-type="float">
            <text:p>37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0]+1" office:value-type="float" office:value="380" calcext:value-type="float">
            <text:p>3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1]+1" office:value-type="float" office:value="381" calcext:value-type="float">
            <text:p>38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2]+1" office:value-type="float" office:value="382" calcext:value-type="float">
            <text:p>38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3]+1" office:value-type="float" office:value="383" calcext:value-type="float">
            <text:p>38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4]+1" office:value-type="float" office:value="384" calcext:value-type="float">
            <text:p>38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5]+1" office:value-type="float" office:value="385" calcext:value-type="float">
            <text:p>38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6]+1" office:value-type="float" office:value="386" calcext:value-type="float">
            <text:p>38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7]+1" office:value-type="float" office:value="387" calcext:value-type="float">
            <text:p>38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8]+1" office:value-type="float" office:value="388" calcext:value-type="float">
            <text:p>38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9]+1" office:value-type="float" office:value="389" calcext:value-type="float">
            <text:p>38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0]+1" office:value-type="float" office:value="390" calcext:value-type="float">
            <text:p>39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1]+1" office:value-type="float" office:value="391" calcext:value-type="float">
            <text:p>39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2]+1" office:value-type="float" office:value="392" calcext:value-type="float">
            <text:p>39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3]+1" office:value-type="float" office:value="393" calcext:value-type="float">
            <text:p>39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4]+1" office:value-type="float" office:value="394" calcext:value-type="float">
            <text:p>39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5]+1" office:value-type="float" office:value="395" calcext:value-type="float">
            <text:p>39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6]+1" office:value-type="float" office:value="396" calcext:value-type="float">
            <text:p>39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7]+1" office:value-type="float" office:value="397" calcext:value-type="float">
            <text:p>39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8]+1" office:value-type="float" office:value="398" calcext:value-type="float">
            <text:p>39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9]+1" office:value-type="float" office:value="399" calcext:value-type="float">
            <text:p>39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0]+1" office:value-type="float" office:value="400" calcext:value-type="float">
            <text:p>40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1]+1" office:value-type="float" office:value="401" calcext:value-type="float">
            <text:p>40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2]+1" office:value-type="float" office:value="402" calcext:value-type="float">
            <text:p>40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3]+1" office:value-type="float" office:value="403" calcext:value-type="float">
            <text:p>40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4]+1" office:value-type="float" office:value="404" calcext:value-type="float">
            <text:p>40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5]+1" office:value-type="float" office:value="405" calcext:value-type="float">
            <text:p>40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6]+1" office:value-type="float" office:value="406" calcext:value-type="float">
            <text:p>40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7]+1" office:value-type="float" office:value="407" calcext:value-type="float">
            <text:p>40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8]+1" office:value-type="float" office:value="408" calcext:value-type="float">
            <text:p>40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9]+1" office:value-type="float" office:value="409" calcext:value-type="float">
            <text:p>40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0]+1" office:value-type="float" office:value="410" calcext:value-type="float">
            <text:p>41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1]+1" office:value-type="float" office:value="411" calcext:value-type="float">
            <text:p>41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2]+1" office:value-type="float" office:value="412" calcext:value-type="float">
            <text:p>41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3]+1" office:value-type="float" office:value="413" calcext:value-type="float">
            <text:p>41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4]+1" office:value-type="float" office:value="414" calcext:value-type="float">
            <text:p>41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5]+1" office:value-type="float" office:value="415" calcext:value-type="float">
            <text:p>41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6]+1" office:value-type="float" office:value="416" calcext:value-type="float">
            <text:p>41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7]+1" office:value-type="float" office:value="417" calcext:value-type="float">
            <text:p>41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8]+1" office:value-type="float" office:value="418" calcext:value-type="float">
            <text:p>41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9]+1" office:value-type="float" office:value="419" calcext:value-type="float">
            <text:p>41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0]+1" office:value-type="float" office:value="420" calcext:value-type="float">
            <text:p>42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1]+1" office:value-type="float" office:value="421" calcext:value-type="float">
            <text:p>42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2]+1" office:value-type="float" office:value="422" calcext:value-type="float">
            <text:p>42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3]+1" office:value-type="float" office:value="423" calcext:value-type="float">
            <text:p>42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4]+1" office:value-type="float" office:value="424" calcext:value-type="float">
            <text:p>42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5]+1" office:value-type="float" office:value="425" calcext:value-type="float">
            <text:p>42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6]+1" office:value-type="float" office:value="426" calcext:value-type="float">
            <text:p>42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7]+1" office:value-type="float" office:value="427" calcext:value-type="float">
            <text:p>42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8]+1"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9]+1" office:value-type="float" office:value="429" calcext:value-type="float">
            <text:p>42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0]+1" office:value-type="float" office:value="430" calcext:value-type="float">
            <text:p>43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1]+1" office:value-type="float" office:value="431" calcext:value-type="float">
            <text:p>43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2]+1" office:value-type="float" office:value="432" calcext:value-type="float">
            <text:p>43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3]+1" office:value-type="float" office:value="433" calcext:value-type="float">
            <text:p>43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4]+1" office:value-type="float" office:value="434" calcext:value-type="float">
            <text:p>43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5]+1" office:value-type="float" office:value="435" calcext:value-type="float">
            <text:p>43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6]+1" office:value-type="float" office:value="436" calcext:value-type="float">
            <text:p>43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7]+1" office:value-type="float" office:value="437" calcext:value-type="float">
            <text:p>43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8]+1" office:value-type="float" office:value="438" calcext:value-type="float">
            <text:p>43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9]+1" office:value-type="float" office:value="439" calcext:value-type="float">
            <text:p>43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0]+1" office:value-type="float" office:value="440" calcext:value-type="float">
            <text:p>44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1]+1" office:value-type="float" office:value="441" calcext:value-type="float">
            <text:p>4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2]+1" office:value-type="float" office:value="442" calcext:value-type="float">
            <text:p>44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3]+1" office:value-type="float" office:value="443" calcext:value-type="float">
            <text:p>44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4]+1" office:value-type="float" office:value="444" calcext:value-type="float">
            <text:p>44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5]+1" office:value-type="float" office:value="445" calcext:value-type="float">
            <text:p>44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6]+1" office:value-type="float" office:value="446" calcext:value-type="float">
            <text:p>44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7]+1" office:value-type="float" office:value="447" calcext:value-type="float">
            <text:p>44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8]+1" office:value-type="float" office:value="448" calcext:value-type="float">
            <text:p>44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9]+1" office:value-type="float" office:value="449" calcext:value-type="float">
            <text:p>44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50]+1" office:value-type="float" office:value="450" calcext:value-type="float">
            <text:p>45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1]+1" office:value-type="float" office:value="451" calcext:value-type="float">
            <text:p>45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2]+1" office:value-type="float" office:value="452" calcext:value-type="float">
            <text:p>45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3]+1" office:value-type="float" office:value="453" calcext:value-type="float">
            <text:p>45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4]+1" office:value-type="float" office:value="454" calcext:value-type="float">
            <text:p>45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5]+1" office:value-type="float" office:value="455" calcext:value-type="float">
            <text:p>45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6]+1" office:value-type="float" office:value="456" calcext:value-type="float">
            <text:p>45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7]+1" office:value-type="float" office:value="457" calcext:value-type="float">
            <text:p>457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8]+1" office:value-type="float" office:value="458" calcext:value-type="float">
            <text:p>4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9]+1" office:value-type="float" office:value="459" calcext:value-type="float">
            <text:p>45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0]+1" office:value-type="float" office:value="460" calcext:value-type="float">
            <text:p>46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1]+1" office:value-type="float" office:value="461" calcext:value-type="float">
            <text:p>46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2]+1" office:value-type="float" office:value="462" calcext:value-type="float">
            <text:p>46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3]+1" office:value-type="float" office:value="463" calcext:value-type="float">
            <text:p>46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4]+1" office:value-type="float" office:value="464" calcext:value-type="float">
            <text:p>46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5]+1" office:value-type="float" office:value="465" calcext:value-type="float">
            <text:p>46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6]+1" office:value-type="float" office:value="466" calcext:value-type="float">
            <text:p>4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7]+1" office:value-type="float" office:value="467" calcext:value-type="float">
            <text:p>467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8]+1" office:value-type="float" office:value="468" calcext:value-type="float">
            <text:p>46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9]+1" office:value-type="float" office:value="469" calcext:value-type="float">
            <text:p>46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0]+1" office:value-type="float" office:value="470" calcext:value-type="float">
            <text:p>47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1]+1" office:value-type="float" office:value="471" calcext:value-type="float">
            <text:p>47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2]+1" office:value-type="float" office:value="472" calcext:value-type="float">
            <text:p>47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3]+1" office:value-type="float" office:value="473" calcext:value-type="float">
            <text:p>47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4]+1" office:value-type="float" office:value="474" calcext:value-type="float">
            <text:p>47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5]+1" office:value-type="float" office:value="475" calcext:value-type="float">
            <text:p>47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6]+1" office:value-type="float" office:value="476" calcext:value-type="float">
            <text:p>47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7]+1" office:value-type="float" office:value="477" calcext:value-type="float">
            <text:p>47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8]+1" office:value-type="float" office:value="478" calcext:value-type="float">
            <text:p>47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9]+1" office:value-type="float" office:value="479" calcext:value-type="float">
            <text:p>47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0]+1" office:value-type="float" office:value="480" calcext:value-type="float">
            <text:p>48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1]+1" office:value-type="float" office:value="481" calcext:value-type="float">
            <text:p>48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2]+1" office:value-type="float" office:value="482" calcext:value-type="float">
            <text:p>48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3]+1" office:value-type="float" office:value="483" calcext:value-type="float">
            <text:p>48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4]+1" office:value-type="float" office:value="484" calcext:value-type="float">
            <text:p>48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5]+1" office:value-type="float" office:value="485" calcext:value-type="float">
            <text:p>48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6]+1" office:value-type="float" office:value="486" calcext:value-type="float">
            <text:p>48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7]+1" office:value-type="float" office:value="487" calcext:value-type="float">
            <text:p>48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8]+1" office:value-type="float" office:value="488" calcext:value-type="float">
            <text:p>48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9]+1" office:value-type="float" office:value="489" calcext:value-type="float">
            <text:p>48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0]+1" office:value-type="float" office:value="490" calcext:value-type="float">
            <text:p>49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1]+1" office:value-type="float" office:value="491" calcext:value-type="float">
            <text:p>49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2]+1" office:value-type="float" office:value="492" calcext:value-type="float">
            <text:p>49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3]+1" office:value-type="float" office:value="493" calcext:value-type="float">
            <text:p>49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4]+1" office:value-type="float" office:value="494" calcext:value-type="float">
            <text:p>49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5]+1" office:value-type="float" office:value="495" calcext:value-type="float">
            <text:p>49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6]+1" office:value-type="float" office:value="496" calcext:value-type="float">
            <text:p>49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7]+1" office:value-type="float" office:value="497" calcext:value-type="float">
            <text:p>49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8]+1" office:value-type="float" office:value="498" calcext:value-type="float">
            <text:p>49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9]+1" office:value-type="float" office:value="499" calcext:value-type="float">
            <text:p>49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0]+1" office:value-type="float" office:value="500" calcext:value-type="float">
            <text:p>50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1]+1" office:value-type="float" office:value="501" calcext:value-type="float">
            <text:p>50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2]+1" office:value-type="float" office:value="502" calcext:value-type="float">
            <text:p>50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3]+1" office:value-type="float" office:value="503" calcext:value-type="float">
            <text:p>50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4]+1" office:value-type="float" office:value="504" calcext:value-type="float">
            <text:p>50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5]+1" office:value-type="float" office:value="505" calcext:value-type="float">
            <text:p>50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6]+1" office:value-type="float" office:value="506" calcext:value-type="float">
            <text:p>50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7]+1" office:value-type="float" office:value="507" calcext:value-type="float">
            <text:p>50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8]+1" office:value-type="float" office:value="508" calcext:value-type="float">
            <text:p>5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9]+1" office:value-type="float" office:value="509" calcext:value-type="float">
            <text:p>50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0]+1" office:value-type="float" office:value="510" calcext:value-type="float">
            <text:p>51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1]+1" office:value-type="float" office:value="511" calcext:value-type="float">
            <text:p>51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2]+1" office:value-type="float" office:value="512" calcext:value-type="float">
            <text:p>51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3]+1" office:value-type="float" office:value="513" calcext:value-type="float">
            <text:p>51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4]+1" office:value-type="float" office:value="514" calcext:value-type="float">
            <text:p>51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5]+1" office:value-type="float" office:value="515" calcext:value-type="float">
            <text:p>51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6]+1" office:value-type="float" office:value="516" calcext:value-type="float">
            <text:p>51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7]+1" office:value-type="float" office:value="517" calcext:value-type="float">
            <text:p>51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8]+1" office:value-type="float" office:value="518" calcext:value-type="float">
            <text:p>51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9]+1" office:value-type="float" office:value="519" calcext:value-type="float">
            <text:p>51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0]+1" office:value-type="float" office:value="520" calcext:value-type="float">
            <text:p>52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1]+1" office:value-type="float" office:value="521" calcext:value-type="float">
            <text:p>52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2]+1" office:value-type="float" office:value="522" calcext:value-type="float">
            <text:p>52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3]+1" office:value-type="float" office:value="523" calcext:value-type="float">
            <text:p>52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4]+1" office:value-type="float" office:value="524" calcext:value-type="float">
            <text:p>52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5]+1" office:value-type="float" office:value="525" calcext:value-type="float">
            <text:p>52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6]+1" office:value-type="float" office:value="526" calcext:value-type="float">
            <text:p>52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7]+1" office:value-type="float" office:value="527" calcext:value-type="float">
            <text:p>52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8]+1" office:value-type="float" office:value="528" calcext:value-type="float">
            <text:p>52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9]+1" office:value-type="float" office:value="529" calcext:value-type="float">
            <text:p>52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0]+1" office:value-type="float" office:value="530" calcext:value-type="float">
            <text:p>53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1]+1" office:value-type="float" office:value="531" calcext:value-type="float">
            <text:p>53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2]+1" office:value-type="float" office:value="532" calcext:value-type="float">
            <text:p>53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3]+1" office:value-type="float" office:value="533" calcext:value-type="float">
            <text:p>53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4]+1" office:value-type="float" office:value="534" calcext:value-type="float">
            <text:p>53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5]+1" office:value-type="float" office:value="535" calcext:value-type="float">
            <text:p>53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6]+1" office:value-type="float" office:value="536" calcext:value-type="float">
            <text:p>53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7]+1" office:value-type="float" office:value="537" calcext:value-type="float">
            <text:p>53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8]+1" office:value-type="float" office:value="538" calcext:value-type="float">
            <text:p>53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9]+1" office:value-type="float" office:value="539" calcext:value-type="float">
            <text:p>53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0]+1" office:value-type="float" office:value="540" calcext:value-type="float">
            <text:p>54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1]+1" office:value-type="float" office:value="541" calcext:value-type="float">
            <text:p>54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2]+1" office:value-type="float" office:value="542" calcext:value-type="float">
            <text:p>54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3]+1" office:value-type="float" office:value="543" calcext:value-type="float">
            <text:p>54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4]+1" office:value-type="float" office:value="544" calcext:value-type="float">
            <text:p>54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5]+1" office:value-type="float" office:value="545" calcext:value-type="float">
            <text:p>54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6]+1" office:value-type="float" office:value="546" calcext:value-type="float">
            <text:p>54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7]+1" office:value-type="float" office:value="547" calcext:value-type="float">
            <text:p>54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8]+1" office:value-type="float" office:value="548" calcext:value-type="float">
            <text:p>54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9]+1" office:value-type="float" office:value="549" calcext:value-type="float">
            <text:p>54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0]+1" office:value-type="float" office:value="550" calcext:value-type="float">
            <text:p>55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1]+1" office:value-type="float" office:value="551" calcext:value-type="float">
            <text:p>55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2]+1" office:value-type="float" office:value="552" calcext:value-type="float">
            <text:p>55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3]+1" office:value-type="float" office:value="553" calcext:value-type="float">
            <text:p>55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4]+1" office:value-type="float" office:value="554" calcext:value-type="float">
            <text:p>55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5]+1" office:value-type="float" office:value="555" calcext:value-type="float">
            <text:p>55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6]+1" office:value-type="float" office:value="556" calcext:value-type="float">
            <text:p>55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7]+1" office:value-type="float" office:value="557" calcext:value-type="float">
            <text:p>55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8]+1" office:value-type="float" office:value="558" calcext:value-type="float">
            <text:p>55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9]+1" office:value-type="float" office:value="559" calcext:value-type="float">
            <text:p>55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0]+1" office:value-type="float" office:value="560" calcext:value-type="float">
            <text:p>56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1]+1" office:value-type="float" office:value="561" calcext:value-type="float">
            <text:p>56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2]+1" office:value-type="float" office:value="562" calcext:value-type="float">
            <text:p>56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3]+1" office:value-type="float" office:value="563" calcext:value-type="float">
            <text:p>56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4]+1" office:value-type="float" office:value="564" calcext:value-type="float">
            <text:p>56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5]+1" office:value-type="float" office:value="565" calcext:value-type="float">
            <text:p>56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6]+1" office:value-type="float" office:value="566" calcext:value-type="float">
            <text:p>56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7]+1" office:value-type="float" office:value="567" calcext:value-type="float">
            <text:p>56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8]+1" office:value-type="float" office:value="568" calcext:value-type="float">
            <text:p>56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9]+1" office:value-type="float" office:value="569" calcext:value-type="float">
            <text:p>56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0]+1" office:value-type="float" office:value="570" calcext:value-type="float">
            <text:p>57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1]+1" office:value-type="float" office:value="571" calcext:value-type="float">
            <text:p>57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2]+1" office:value-type="float" office:value="572" calcext:value-type="float">
            <text:p>57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3]+1" office:value-type="float" office:value="573" calcext:value-type="float">
            <text:p>57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4]+1" office:value-type="float" office:value="574" calcext:value-type="float">
            <text:p>57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5]+1" office:value-type="float" office:value="575" calcext:value-type="float">
            <text:p>57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6]+1" office:value-type="float" office:value="576" calcext:value-type="float">
            <text:p>57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7]+1" office:value-type="float" office:value="577" calcext:value-type="float">
            <text:p>57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8]+1" office:value-type="float" office:value="578" calcext:value-type="float">
            <text:p>57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79]+1" office:value-type="float" office:value="579" calcext:value-type="float">
            <text:p>57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0]+1" office:value-type="float" office:value="580" calcext:value-type="float">
            <text:p>58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1]+1" office:value-type="float" office:value="581" calcext:value-type="float">
            <text:p>58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2]+1" office:value-type="float" office:value="582" calcext:value-type="float">
            <text:p>58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3]+1" office:value-type="float" office:value="583" calcext:value-type="float">
            <text:p>58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4]+1" office:value-type="float" office:value="584" calcext:value-type="float">
            <text:p>58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5]+1" office:value-type="float" office:value="585" calcext:value-type="float">
            <text:p>58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6]+1" office:value-type="float" office:value="586" calcext:value-type="float">
            <text:p>58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7]+1" office:value-type="float" office:value="587" calcext:value-type="float">
            <text:p>58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8]+1" office:value-type="float" office:value="588" calcext:value-type="float">
            <text:p>58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9]+1" office:value-type="float" office:value="589" calcext:value-type="float">
            <text:p>58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0]+1" office:value-type="float" office:value="590" calcext:value-type="float">
            <text:p>59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1]+1" office:value-type="float" office:value="591" calcext:value-type="float">
            <text:p>59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2]+1" office:value-type="float" office:value="592" calcext:value-type="float">
            <text:p>59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3]+1" office:value-type="float" office:value="593" calcext:value-type="float">
            <text:p>593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4]+1" office:value-type="float" office:value="594" calcext:value-type="float">
            <text:p>594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5]+1" office:value-type="float" office:value="595" calcext:value-type="float">
            <text:p>59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6]+1" office:value-type="float" office:value="596" calcext:value-type="float">
            <text:p>59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7]+1" office:value-type="float" office:value="597" calcext:value-type="float">
            <text:p>59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8]+1" office:value-type="float" office:value="598" calcext:value-type="float">
            <text:p>59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599]+1" office:value-type="float" office:value="599" calcext:value-type="float">
            <text:p>59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0]+1" office:value-type="float" office:value="600" calcext:value-type="float">
            <text:p>60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1]+1" office:value-type="float" office:value="601" calcext:value-type="float">
            <text:p>60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2]+1" office:value-type="float" office:value="602" calcext:value-type="float">
            <text:p>60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3]+1" office:value-type="float" office:value="603" calcext:value-type="float">
            <text:p>60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4]+1" office:value-type="float" office:value="604" calcext:value-type="float">
            <text:p>60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5]+1" office:value-type="float" office:value="605" calcext:value-type="float">
            <text:p>60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6]+1" office:value-type="float" office:value="606" calcext:value-type="float">
            <text:p>60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7]+1" office:value-type="float" office:value="607" calcext:value-type="float">
            <text:p>60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8]+1" office:value-type="float" office:value="608" calcext:value-type="float">
            <text:p>60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09]+1" office:value-type="float" office:value="609" calcext:value-type="float">
            <text:p>6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0]+1" office:value-type="float" office:value="610" calcext:value-type="float">
            <text:p>61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1]+1" office:value-type="float" office:value="611" calcext:value-type="float">
            <text:p>61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2]+1" office:value-type="float" office:value="612" calcext:value-type="float">
            <text:p>61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3]+1" office:value-type="float" office:value="613" calcext:value-type="float">
            <text:p>61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4]+1" office:value-type="float" office:value="614" calcext:value-type="float">
            <text:p>61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5]+1" office:value-type="float" office:value="615" calcext:value-type="float">
            <text:p>61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6]+1" office:value-type="float" office:value="616" calcext:value-type="float">
            <text:p>61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7]+1" office:value-type="float" office:value="617" calcext:value-type="float">
            <text:p>61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8]+1" office:value-type="float" office:value="618" calcext:value-type="float">
            <text:p>61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19]+1" office:value-type="float" office:value="619" calcext:value-type="float">
            <text:p>61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0]+1" office:value-type="float" office:value="620" calcext:value-type="float">
            <text:p>62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1]+1" office:value-type="float" office:value="621" calcext:value-type="float">
            <text:p>62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2]+1" office:value-type="float" office:value="622" calcext:value-type="float">
            <text:p>62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3]+1" office:value-type="float" office:value="623" calcext:value-type="float">
            <text:p>62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4]+1" office:value-type="float" office:value="624" calcext:value-type="float">
            <text:p>62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5]+1" office:value-type="float" office:value="625" calcext:value-type="float">
            <text:p>62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6]+1" office:value-type="float" office:value="626" calcext:value-type="float">
            <text:p>62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7]+1" office:value-type="float" office:value="627" calcext:value-type="float">
            <text:p>62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8]+1" office:value-type="float" office:value="628" calcext:value-type="float">
            <text:p>62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29]+1" office:value-type="float" office:value="629" calcext:value-type="float">
            <text:p>62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0]+1" office:value-type="float" office:value="630" calcext:value-type="float">
            <text:p>63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1]+1" office:value-type="float" office:value="631" calcext:value-type="float">
            <text:p>63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2]+1" office:value-type="float" office:value="632" calcext:value-type="float">
            <text:p>63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3]+1" office:value-type="float" office:value="633" calcext:value-type="float">
            <text:p>63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4]+1" office:value-type="float" office:value="634" calcext:value-type="float">
            <text:p>63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5]+1" office:value-type="float" office:value="635" calcext:value-type="float">
            <text:p>63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6]+1" office:value-type="float" office:value="636" calcext:value-type="float">
            <text:p>63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7]+1" office:value-type="float" office:value="637" calcext:value-type="float">
            <text:p>63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8]+1" office:value-type="float" office:value="638" calcext:value-type="float">
            <text:p>63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39]+1" office:value-type="float" office:value="639" calcext:value-type="float">
            <text:p>63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4" calcext:value-type="float">
            <text:p>5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0]+1" office:value-type="float" office:value="640" calcext:value-type="float">
            <text:p>64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1]+1" office:value-type="float" office:value="641" calcext:value-type="float">
            <text:p>64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2]+1" office:value-type="float" office:value="642" calcext:value-type="float">
            <text:p>64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3]+1" office:value-type="float" office:value="643" calcext:value-type="float">
            <text:p>64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4]+1" office:value-type="float" office:value="644" calcext:value-type="float">
            <text:p>64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5]+1" office:value-type="float" office:value="645" calcext:value-type="float">
            <text:p>64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6]+1" office:value-type="float" office:value="646" calcext:value-type="float">
            <text:p>64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7]+1" office:value-type="float" office:value="647" calcext:value-type="float">
            <text:p>64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8]+1" office:value-type="float" office:value="648" calcext:value-type="float">
            <text:p>64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49]+1" office:value-type="float" office:value="649" calcext:value-type="float">
            <text:p>64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5" calcext:value-type="float">
            <text:p>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0]+1" office:value-type="float" office:value="650" calcext:value-type="float">
            <text:p>65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1]+1" office:value-type="float" office:value="651" calcext:value-type="float">
            <text:p>65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2]+1" office:value-type="float" office:value="652" calcext:value-type="float">
            <text:p>65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3]+1" office:value-type="float" office:value="653" calcext:value-type="float">
            <text:p>65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4]+1" office:value-type="float" office:value="654" calcext:value-type="float">
            <text:p>65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5]+1" office:value-type="float" office:value="655" calcext:value-type="float">
            <text:p>65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6]+1" office:value-type="float" office:value="656" calcext:value-type="float">
            <text:p>65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7]+1" office:value-type="float" office:value="657" calcext:value-type="float">
            <text:p>65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8]+1" office:value-type="float" office:value="658" calcext:value-type="float">
            <text:p>65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6" calcext:value-type="float">
            <text:p>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59]+1" office:value-type="float" office:value="659" calcext:value-type="float">
            <text:p>65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0]+1" office:value-type="float" office:value="660" calcext:value-type="float">
            <text:p>66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1]+1" office:value-type="float" office:value="661" calcext:value-type="float">
            <text:p>66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2]+1" office:value-type="float" office:value="662" calcext:value-type="float">
            <text:p>66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3]+1" office:value-type="float" office:value="663" calcext:value-type="float">
            <text:p>66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4]+1" office:value-type="float" office:value="664" calcext:value-type="float">
            <text:p>66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5]+1" office:value-type="float" office:value="665" calcext:value-type="float">
            <text:p>66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6]+1" office:value-type="float" office:value="666" calcext:value-type="float">
            <text:p>66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7]+1" office:value-type="float" office:value="667" calcext:value-type="float">
            <text:p>66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8]+1" office:value-type="float" office:value="668" calcext:value-type="float">
            <text:p>66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69]+1" office:value-type="float" office:value="669" calcext:value-type="float">
            <text:p>66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83" calcext:value-type="float">
            <text:p>8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0]+1" office:value-type="float" office:value="670" calcext:value-type="float">
            <text:p>67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1]+1" office:value-type="float" office:value="671" calcext:value-type="float">
            <text:p>67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2]+1" office:value-type="float" office:value="672" calcext:value-type="float">
            <text:p>67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3]+1" office:value-type="float" office:value="673" calcext:value-type="float">
            <text:p>67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4]+1" office:value-type="float" office:value="674" calcext:value-type="float">
            <text:p>67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5]+1" office:value-type="float" office:value="675" calcext:value-type="float">
            <text:p>675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6]+1" office:value-type="float" office:value="676" calcext:value-type="float">
            <text:p>676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7]+1" office:value-type="float" office:value="677" calcext:value-type="float">
            <text:p>677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8]+1" office:value-type="float" office:value="678" calcext:value-type="float">
            <text:p>678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style-name="ce14"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79]+1" office:value-type="float" office:value="679" calcext:value-type="float">
            <text:p>67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0]+1" office:value-type="float" office:value="680" calcext:value-type="float">
            <text:p>68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1]+1" office:value-type="float" office:value="681" calcext:value-type="float">
            <text:p>681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2]+1" office:value-type="float" office:value="682" calcext:value-type="float">
            <text:p>682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3]+1" office:value-type="float" office:value="683" calcext:value-type="float">
            <text:p>683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4]+1" office:value-type="float" office:value="684" calcext:value-type="float">
            <text:p>684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685]+1" office:value-type="float" office:value="685" calcext:value-type="float">
            <text:p>685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86]+1" office:value-type="float" office:value="686" calcext:value-type="float">
            <text:p>686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87]+1" office:value-type="float" office:value="687" calcext:value-type="float">
            <text:p>68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88]+1" office:value-type="float" office:value="688" calcext:value-type="float">
            <text:p>688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89]+1" office:value-type="float" office:value="689" calcext:value-type="float">
            <text:p>68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0]+1" office:value-type="float" office:value="690" calcext:value-type="float">
            <text:p>690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1]+1" office:value-type="float" office:value="691" calcext:value-type="float">
            <text:p>691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2]+1" office:value-type="float" office:value="692" calcext:value-type="float">
            <text:p>692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3]+1" office:value-type="float" office:value="693" calcext:value-type="float">
            <text:p>693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4]+1" office:value-type="float" office:value="694" calcext:value-type="float">
            <text:p>694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5]+1" office:value-type="float" office:value="695" calcext:value-type="float">
            <text:p>695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6]+1" office:value-type="float" office:value="696" calcext:value-type="float">
            <text:p>696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7]+1" office:value-type="float" office:value="697" calcext:value-type="float">
            <text:p>69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8]+1" office:value-type="float" office:value="698" calcext:value-type="float">
            <text:p>698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699]+1" office:value-type="float" office:value="699" calcext:value-type="float">
            <text:p>69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0]+1" office:value-type="float" office:value="700" calcext:value-type="float">
            <text:p>7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1]+1" office:value-type="float" office:value="701" calcext:value-type="float">
            <text:p>701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2]+1" office:value-type="float" office:value="702" calcext:value-type="float">
            <text:p>702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3]+1" office:value-type="float" office:value="703" calcext:value-type="float">
            <text:p>703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4]+1" office:value-type="float" office:value="704" calcext:value-type="float">
            <text:p>704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5]+1" office:value-type="float" office:value="705" calcext:value-type="float">
            <text:p>705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6]+1" office:value-type="float" office:value="706" calcext:value-type="float">
            <text:p>706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2">
          <table:table-cell table:formula="of:=[.A707]+1" office:value-type="float" office:value="707" calcext:value-type="float">
            <text:p>70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71" calcext:value-type="float">
            <text:p>71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54" calcext:value-type="float">
            <text:p>5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08]+1" office:value-type="float" office:value="708" calcext:value-type="float">
            <text:p>70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3" calcext:value-type="float">
            <text:p>5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09]+1" office:value-type="float" office:value="709" calcext:value-type="float">
            <text:p>70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0]+1" office:value-type="float" office:value="710" calcext:value-type="float">
            <text:p>7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1]+1" office:value-type="float" office:value="711" calcext:value-type="float">
            <text:p>71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2]+1" office:value-type="float" office:value="712" calcext:value-type="float">
            <text:p>71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3]+1" office:value-type="float" office:value="713" calcext:value-type="float">
            <text:p>71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4]+1" office:value-type="float" office:value="714" calcext:value-type="float">
            <text:p>71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5]+1" office:value-type="float" office:value="715" calcext:value-type="float">
            <text:p>71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6]+1" office:value-type="float" office:value="716" calcext:value-type="float">
            <text:p>71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7]+1" office:value-type="float" office:value="717" calcext:value-type="float">
            <text:p>71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8]+1" office:value-type="float" office:value="718" calcext:value-type="float">
            <text:p>71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19]+1" office:value-type="float" office:value="719" calcext:value-type="float">
            <text:p>71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0]+1" office:value-type="float" office:value="720" calcext:value-type="float">
            <text:p>72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1]+1" office:value-type="float" office:value="721" calcext:value-type="float">
            <text:p>72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2]+1" office:value-type="float" office:value="722" calcext:value-type="float">
            <text:p>72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3]+1" office:value-type="float" office:value="723" calcext:value-type="float">
            <text:p>72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4]+1" office:value-type="float" office:value="724" calcext:value-type="float">
            <text:p>72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5]+1" office:value-type="float" office:value="725" calcext:value-type="float">
            <text:p>72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6]+1" office:value-type="float" office:value="726" calcext:value-type="float">
            <text:p>72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7]+1" office:value-type="float" office:value="727" calcext:value-type="float">
            <text:p>72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8]+1" office:value-type="float" office:value="728" calcext:value-type="float">
            <text:p>72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29]+1" office:value-type="float" office:value="729" calcext:value-type="float">
            <text:p>72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0]+1" office:value-type="float" office:value="730" calcext:value-type="float">
            <text:p>73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4" office:value-type="float" office:value="82" calcext:value-type="float">
            <text:p>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1]+1" office:value-type="float" office:value="731" calcext:value-type="float">
            <text:p>73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2]+1" office:value-type="float" office:value="732" calcext:value-type="float">
            <text:p>73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3]+1" office:value-type="float" office:value="733" calcext:value-type="float">
            <text:p>73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83" calcext:value-type="float">
            <text:p>83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4]+1" office:value-type="float" office:value="734" calcext:value-type="float">
            <text:p>73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5]+1" office:value-type="float" office:value="735" calcext:value-type="float">
            <text:p>73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6]+1" office:value-type="float" office:value="736" calcext:value-type="float">
            <text:p>73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7]+1" office:value-type="float" office:value="737" calcext:value-type="float">
            <text:p>73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8]+1" office:value-type="float" office:value="738" calcext:value-type="float">
            <text:p>73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2" calcext:value-type="float">
            <text:p>5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39]+1" office:value-type="float" office:value="739" calcext:value-type="float">
            <text:p>73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0]+1" office:value-type="float" office:value="740" calcext:value-type="float">
            <text:p>74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1]+1" office:value-type="float" office:value="741" calcext:value-type="float">
            <text:p>74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2]+1" office:value-type="float" office:value="742" calcext:value-type="float">
            <text:p>74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3]+1" office:value-type="float" office:value="743" calcext:value-type="float">
            <text:p>74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4]+1" office:value-type="float" office:value="744" calcext:value-type="float">
            <text:p>74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5]+1" office:value-type="float" office:value="745" calcext:value-type="float">
            <text:p>74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6]+1" office:value-type="float" office:value="746" calcext:value-type="float">
            <text:p>74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7]+1" office:value-type="float" office:value="747" calcext:value-type="float">
            <text:p>74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8]+1" office:value-type="float" office:value="748" calcext:value-type="float">
            <text:p>74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49]+1" office:value-type="float" office:value="749" calcext:value-type="float">
            <text:p>74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0]+1" office:value-type="float" office:value="750" calcext:value-type="float">
            <text:p>75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1]+1" office:value-type="float" office:value="751" calcext:value-type="float">
            <text:p>75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2]+1" office:value-type="float" office:value="752" calcext:value-type="float">
            <text:p>75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8" calcext:value-type="float">
            <text:p>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3]+1" office:value-type="float" office:value="753" calcext:value-type="float">
            <text:p>75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4]+1" office:value-type="float" office:value="754" calcext:value-type="float">
            <text:p>75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5]+1" office:value-type="float" office:value="755" calcext:value-type="float">
            <text:p>75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6]+1" office:value-type="float" office:value="756" calcext:value-type="float">
            <text:p>75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7]+1" office:value-type="float" office:value="757" calcext:value-type="float">
            <text:p>75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8]+1" office:value-type="float" office:value="758" calcext:value-type="float">
            <text:p>75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59]+1" office:value-type="float" office:value="759" calcext:value-type="float">
            <text:p>75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0]+1" office:value-type="float" office:value="760" calcext:value-type="float">
            <text:p>76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1]+1" office:value-type="float" office:value="761" calcext:value-type="float">
            <text:p>76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2]+1" office:value-type="float" office:value="762" calcext:value-type="float">
            <text:p>76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3]+1" office:value-type="float" office:value="763" calcext:value-type="float">
            <text:p>76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4]+1" office:value-type="float" office:value="764" calcext:value-type="float">
            <text:p>76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5]+1" office:value-type="float" office:value="765" calcext:value-type="float">
            <text:p>76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6]+1" office:value-type="float" office:value="766" calcext:value-type="float">
            <text:p>76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7]+1" office:value-type="float" office:value="767" calcext:value-type="float">
            <text:p>76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8]+1" office:value-type="float" office:value="768" calcext:value-type="float">
            <text:p>76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69]+1" office:value-type="float" office:value="769" calcext:value-type="float">
            <text:p>76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0]+1" office:value-type="float" office:value="770" calcext:value-type="float">
            <text:p>77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1]+1" office:value-type="float" office:value="771" calcext:value-type="float">
            <text:p>77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2]+1" office:value-type="float" office:value="772" calcext:value-type="float">
            <text:p>77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3]+1" office:value-type="float" office:value="773" calcext:value-type="float">
            <text:p>77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4]+1" office:value-type="float" office:value="774" calcext:value-type="float">
            <text:p>77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5]+1" office:value-type="float" office:value="775" calcext:value-type="float">
            <text:p>77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6]+1" office:value-type="float" office:value="776" calcext:value-type="float">
            <text:p>77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7]+1" office:value-type="float" office:value="777" calcext:value-type="float">
            <text:p>77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8]+1" office:value-type="float" office:value="778" calcext:value-type="float">
            <text:p>77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79]+1" office:value-type="float" office:value="779" calcext:value-type="float">
            <text:p>77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0]+1" office:value-type="float" office:value="780" calcext:value-type="float">
            <text:p>78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1]+1" office:value-type="float" office:value="781" calcext:value-type="float">
            <text:p>78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2]+1" office:value-type="float" office:value="782" calcext:value-type="float">
            <text:p>78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81" calcext:value-type="float">
            <text:p>8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3]+1" office:value-type="float" office:value="783" calcext:value-type="float">
            <text:p>78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64" calcext:value-type="float">
            <text:p>6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4]+1" office:value-type="float" office:value="784" calcext:value-type="float">
            <text:p>78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59" calcext:value-type="float">
            <text:p>5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5]+1" office:value-type="float" office:value="785" calcext:value-type="float">
            <text:p>78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6]+1" office:value-type="float" office:value="786" calcext:value-type="float">
            <text:p>78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7]+1" office:value-type="float" office:value="787" calcext:value-type="float">
            <text:p>78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8]+1" office:value-type="float" office:value="788" calcext:value-type="float">
            <text:p>78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3" calcext:value-type="float">
            <text:p>9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89]+1" office:value-type="float" office:value="789" calcext:value-type="float">
            <text:p>78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0]+1" office:value-type="float" office:value="790" calcext:value-type="float">
            <text:p>79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1]+1" office:value-type="float" office:value="791" calcext:value-type="float">
            <text:p>79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2]+1" office:value-type="float" office:value="792" calcext:value-type="float">
            <text:p>79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3]+1" office:value-type="float" office:value="793" calcext:value-type="float">
            <text:p>79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4]+1" office:value-type="float" office:value="794" calcext:value-type="float">
            <text:p>79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5]+1" office:value-type="float" office:value="795" calcext:value-type="float">
            <text:p>79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6]+1" office:value-type="float" office:value="796" calcext:value-type="float">
            <text:p>79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7]+1" office:value-type="float" office:value="797" calcext:value-type="float">
            <text:p>79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8]+1" office:value-type="float" office:value="798" calcext:value-type="float">
            <text:p>79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799]+1" office:value-type="float" office:value="799" calcext:value-type="float">
            <text:p>79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84" calcext:value-type="float">
            <text:p>8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0]+1" office:value-type="float" office:value="800" calcext:value-type="float">
            <text:p>80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1]+1" office:value-type="float" office:value="801" calcext:value-type="float">
            <text:p>80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4" calcext:value-type="float">
            <text:p>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2]+1" office:value-type="float" office:value="802" calcext:value-type="float">
            <text:p>80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3]+1" office:value-type="float" office:value="803" calcext:value-type="float">
            <text:p>80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4]+1" office:value-type="float" office:value="804" calcext:value-type="float">
            <text:p>80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5]+1" office:value-type="float" office:value="805" calcext:value-type="float">
            <text:p>80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95" calcext:value-type="float">
            <text:p>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6]+1" office:value-type="float" office:value="806" calcext:value-type="float">
            <text:p>80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7]+1" office:value-type="float" office:value="807" calcext:value-type="float">
            <text:p>80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8]+1" office:value-type="float" office:value="808" calcext:value-type="float">
            <text:p>80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09]+1" office:value-type="float" office:value="809" calcext:value-type="float">
            <text:p>80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0]+1" office:value-type="float" office:value="810" calcext:value-type="float">
            <text:p>8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1]+1" office:value-type="float" office:value="811" calcext:value-type="float">
            <text:p>81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2]+1" office:value-type="float" office:value="812" calcext:value-type="float">
            <text:p>81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3]+1" office:value-type="float" office:value="813" calcext:value-type="float">
            <text:p>81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82" calcext:value-type="float">
            <text:p>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4]+1" office:value-type="float" office:value="814" calcext:value-type="float">
            <text:p>81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5]+1" office:value-type="float" office:value="815" calcext:value-type="float">
            <text:p>81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8" calcext:value-type="float">
            <text:p>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6]+1" office:value-type="float" office:value="816" calcext:value-type="float">
            <text:p>81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74" calcext:value-type="float">
            <text:p>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7]+1" office:value-type="float" office:value="817" calcext:value-type="float">
            <text:p>81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8]+1" office:value-type="float" office:value="818" calcext:value-type="float">
            <text:p>81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19]+1" office:value-type="float" office:value="819" calcext:value-type="float">
            <text:p>819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0]+1" office:value-type="float" office:value="820" calcext:value-type="float">
            <text:p>82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1]+1" office:value-type="float" office:value="821" calcext:value-type="float">
            <text:p>821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88" calcext:value-type="float">
            <text:p>8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2]+1" office:value-type="float" office:value="822" calcext:value-type="float">
            <text:p>822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3]+1" office:value-type="float" office:value="823" calcext:value-type="float">
            <text:p>823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4]+1" office:value-type="float" office:value="824" calcext:value-type="float">
            <text:p>824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5]+1" office:value-type="float" office:value="825" calcext:value-type="float">
            <text:p>825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6]+1" office:value-type="float" office:value="826" calcext:value-type="float">
            <text:p>826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7]+1" office:value-type="float" office:value="827" calcext:value-type="float">
            <text:p>827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2" calcext:value-type="float">
            <text:p>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8]+1" office:value-type="float" office:value="828" calcext:value-type="float">
            <text:p>828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5" calcext:value-type="float">
            <text:p>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formula="of:=[.A829]+1" office:value-type="float" office:value="829" calcext:value-type="float">
            <text:p>82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0]+1" office:value-type="float" office:value="830" calcext:value-type="float">
            <text:p>83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1]+1" office:value-type="float" office:value="831" calcext:value-type="float">
            <text:p>83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2]+1" office:value-type="float" office:value="832" calcext:value-type="float">
            <text:p>83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3]+1" office:value-type="float" office:value="833" calcext:value-type="float">
            <text:p>83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4]+1" office:value-type="float" office:value="834" calcext:value-type="float">
            <text:p>83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5]+1" office:value-type="float" office:value="835" calcext:value-type="float">
            <text:p>83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8" calcext:value-type="float">
            <text:p>5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6]+1" office:value-type="float" office:value="836" calcext:value-type="float">
            <text:p>836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7]+1" office:value-type="float" office:value="837" calcext:value-type="float">
            <text:p>837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8]+1" office:value-type="float" office:value="838" calcext:value-type="float">
            <text:p>838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39]+1" office:value-type="float" office:value="839" calcext:value-type="float">
            <text:p>83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0]+1" office:value-type="float" office:value="840" calcext:value-type="float">
            <text:p>84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1]+1" office:value-type="float" office:value="841" calcext:value-type="float">
            <text:p>84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2]+1" office:value-type="float" office:value="842" calcext:value-type="float">
            <text:p>84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3]+1" office:value-type="float" office:value="843" calcext:value-type="float">
            <text:p>84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4]+1" office:value-type="float" office:value="844" calcext:value-type="float">
            <text:p>84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5]+1" office:value-type="float" office:value="845" calcext:value-type="float">
            <text:p>84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6]+1" office:value-type="float" office:value="846" calcext:value-type="float">
            <text:p>846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7]+1" office:value-type="float" office:value="847" calcext:value-type="float">
            <text:p>847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8]+1" office:value-type="float" office:value="848" calcext:value-type="float">
            <text:p>848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4" calcext:value-type="float">
            <text:p>84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49]+1" office:value-type="float" office:value="849" calcext:value-type="float">
            <text:p>84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98" calcext:value-type="float">
            <text:p>9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0]+1" office:value-type="float" office:value="850" calcext:value-type="float">
            <text:p>85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1]+1" office:value-type="float" office:value="851" calcext:value-type="float">
            <text:p>85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8" calcext:value-type="float">
            <text:p>9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2]+1" office:value-type="float" office:value="852" calcext:value-type="float">
            <text:p>85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3]+1" office:value-type="float" office:value="853" calcext:value-type="float">
            <text:p>85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4]+1" office:value-type="float" office:value="854" calcext:value-type="float">
            <text:p>85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5]+1" office:value-type="float" office:value="855" calcext:value-type="float">
            <text:p>85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6]+1" office:value-type="float" office:value="856" calcext:value-type="float">
            <text:p>856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7]+1" office:value-type="float" office:value="857" calcext:value-type="float">
            <text:p>857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8]+1" office:value-type="float" office:value="858" calcext:value-type="float">
            <text:p>858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59]+1" office:value-type="float" office:value="859" calcext:value-type="float">
            <text:p>85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5" calcext:value-type="float">
            <text:p>5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0]+1" office:value-type="float" office:value="860" calcext:value-type="float">
            <text:p>86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1]+1" office:value-type="float" office:value="861" calcext:value-type="float">
            <text:p>86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7" calcext:value-type="float">
            <text:p>97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2]+1" office:value-type="float" office:value="862" calcext:value-type="float">
            <text:p>86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3]+1" office:value-type="float" office:value="863" calcext:value-type="float">
            <text:p>86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4]+1" office:value-type="float" office:value="864" calcext:value-type="float">
            <text:p>86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5]+1" office:value-type="float" office:value="865" calcext:value-type="float">
            <text:p>86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6]+1" office:value-type="float" office:value="866" calcext:value-type="float">
            <text:p>866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7]+1" office:value-type="float" office:value="867" calcext:value-type="float">
            <text:p>867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8]+1" office:value-type="float" office:value="868" calcext:value-type="float">
            <text:p>868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69]+1" office:value-type="float" office:value="869" calcext:value-type="float">
            <text:p>86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0]+1" office:value-type="float" office:value="870" calcext:value-type="float">
            <text:p>87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1]+1" office:value-type="float" office:value="871" calcext:value-type="float">
            <text:p>87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2]+1" office:value-type="float" office:value="872" calcext:value-type="float">
            <text:p>87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3]+1" office:value-type="float" office:value="873" calcext:value-type="float">
            <text:p>87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4]+1" office:value-type="float" office:value="874" calcext:value-type="float">
            <text:p>87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5]+1" office:value-type="float" office:value="875" calcext:value-type="float">
            <text:p>87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6]+1" office:value-type="float" office:value="876" calcext:value-type="float">
            <text:p>876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89" calcext:value-type="float">
            <text:p>89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7]+1" office:value-type="float" office:value="877" calcext:value-type="float">
            <text:p>877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8]+1" office:value-type="float" office:value="878" calcext:value-type="float">
            <text:p>878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79]+1" office:value-type="float" office:value="879" calcext:value-type="float">
            <text:p>879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0]+1" office:value-type="float" office:value="880" calcext:value-type="float">
            <text:p>880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1]+1" office:value-type="float" office:value="881" calcext:value-type="float">
            <text:p>88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2]+1" office:value-type="float" office:value="882" calcext:value-type="float">
            <text:p>882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3]+1" office:value-type="float" office:value="883" calcext:value-type="float">
            <text:p>883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4]+1" office:value-type="float" office:value="884" calcext:value-type="float">
            <text:p>884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5]+1" office:value-type="float" office:value="885" calcext:value-type="float">
            <text:p>885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table:style-name="ce14" office:value-type="float" office:value="54" calcext:value-type="float">
            <text:p>54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2">
          <table:table-cell table:formula="of:=[.A886]+1" office:value-type="float" office:value="886" calcext:value-type="float">
            <text:p>88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87]+1"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88]+1" office:value-type="float" office:value="888" calcext:value-type="float">
            <text:p>88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89]+1" office:value-type="float" office:value="889" calcext:value-type="float">
            <text:p>88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0]+1" office:value-type="float" office:value="890" calcext:value-type="float">
            <text:p>89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1]+1"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2]+1" office:value-type="float" office:value="892" calcext:value-type="float">
            <text:p>89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3]+1" office:value-type="float" office:value="893" calcext:value-type="float">
            <text:p>89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4]+1" office:value-type="float" office:value="894" calcext:value-type="float">
            <text:p>89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5]+1"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6]+1" office:value-type="float" office:value="896" calcext:value-type="float">
            <text:p>89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7]+1" office:value-type="float" office:value="897" calcext:value-type="float">
            <text:p>89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8]+1" office:value-type="float" office:value="898" calcext:value-type="float">
            <text:p>89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899]+1"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0]+1" office:value-type="float" office:value="900" calcext:value-type="float">
            <text:p>9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1]+1" office:value-type="float" office:value="901" calcext:value-type="float">
            <text:p>9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2]+1" office:value-type="float" office:value="902" calcext:value-type="float">
            <text:p>90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3]+1"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4]+1" office:value-type="float" office:value="904" calcext:value-type="float">
            <text:p>90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905]+1" office:value-type="float" office:value="905" calcext:value-type="float">
            <text:p>90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06]+1" office:value-type="float" office:value="906" calcext:value-type="float">
            <text:p>90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07]+1" office:value-type="float" office:value="907" calcext:value-type="float">
            <text:p>90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08]+1" office:value-type="float" office:value="908" calcext:value-type="float">
            <text:p>90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09]+1" office:value-type="float" office:value="909" calcext:value-type="float">
            <text:p>90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0]+1" office:value-type="float" office:value="910" calcext:value-type="float">
            <text:p>91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1]+1"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2]+1" office:value-type="float" office:value="912" calcext:value-type="float">
            <text:p>91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3]+1" office:value-type="float" office:value="913" calcext:value-type="float">
            <text:p>91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4]+1" office:value-type="float" office:value="914" calcext:value-type="float">
            <text:p>91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5]+1"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6]+1" office:value-type="float" office:value="916" calcext:value-type="float">
            <text:p>9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7]+1" office:value-type="float" office:value="917" calcext:value-type="float">
            <text:p>91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8]+1" office:value-type="float" office:value="918" calcext:value-type="float">
            <text:p>91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19]+1"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0]+1" office:value-type="float" office:value="920" calcext:value-type="float">
            <text:p>92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1]+1" office:value-type="float" office:value="921" calcext:value-type="float">
            <text:p>92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2]+1" office:value-type="float" office:value="922" calcext:value-type="float">
            <text:p>92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3]+1" office:value-type="float" office:value="923" calcext:value-type="float">
            <text:p>92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4]+1" office:value-type="float" office:value="924" calcext:value-type="float">
            <text:p>92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5]+1" office:value-type="float" office:value="925" calcext:value-type="float">
            <text:p>92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6]+1" office:value-type="float" office:value="926" calcext:value-type="float">
            <text:p>92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7]+1"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8]+1" office:value-type="float" office:value="928" calcext:value-type="float">
            <text:p>92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29]+1" office:value-type="float" office:value="929" calcext:value-type="float">
            <text:p>92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0]+1" office:value-type="float" office:value="930" calcext:value-type="float">
            <text:p>93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1]+1"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2]+1" office:value-type="float" office:value="932" calcext:value-type="float">
            <text:p>9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3]+1" office:value-type="float" office:value="933" calcext:value-type="float">
            <text:p>93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4]+1" office:value-type="float" office:value="934" calcext:value-type="float">
            <text:p>93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5]+1" office:value-type="float" office:value="935" calcext:value-type="float">
            <text:p>93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6]+1" office:value-type="float" office:value="936" calcext:value-type="float">
            <text:p>93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7]+1" office:value-type="float" office:value="937" calcext:value-type="float">
            <text:p>93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8]+1" office:value-type="float" office:value="938" calcext:value-type="float">
            <text:p>93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9]+1" office:value-type="float" office:value="939" calcext:value-type="float">
            <text:p>93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0]+1" office:value-type="float" office:value="940" calcext:value-type="float">
            <text:p>94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1]+1" office:value-type="float" office:value="941" calcext:value-type="float">
            <text:p>94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2]+1" office:value-type="float" office:value="942" calcext:value-type="float">
            <text:p>94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3]+1" office:value-type="float" office:value="943" calcext:value-type="float">
            <text:p>94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4]+1" office:value-type="float" office:value="944" calcext:value-type="float">
            <text:p>94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5]+1" office:value-type="float" office:value="945" calcext:value-type="float">
            <text:p>94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6]+1" office:value-type="float" office:value="946" calcext:value-type="float">
            <text:p>94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7]+1" office:value-type="float" office:value="947" calcext:value-type="float">
            <text:p>94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8]+1" office:value-type="float" office:value="948" calcext:value-type="float">
            <text:p>94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9]+1" office:value-type="float" office:value="949" calcext:value-type="float">
            <text:p>94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0]+1" office:value-type="float" office:value="950" calcext:value-type="float">
            <text:p>95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1]+1" office:value-type="float" office:value="951" calcext:value-type="float">
            <text:p>95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2]+1" office:value-type="float" office:value="952" calcext:value-type="float">
            <text:p>95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3]+1" office:value-type="float" office:value="953" calcext:value-type="float">
            <text:p>95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4]+1" office:value-type="float" office:value="954" calcext:value-type="float">
            <text:p>95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5]+1" office:value-type="float" office:value="955" calcext:value-type="float">
            <text:p>95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6]+1" office:value-type="float" office:value="956" calcext:value-type="float">
            <text:p>95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7]+1" office:value-type="float" office:value="957" calcext:value-type="float">
            <text:p>95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8]+1" office:value-type="float" office:value="958" calcext:value-type="float">
            <text:p>95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9]+1" office:value-type="float" office:value="959" calcext:value-type="float">
            <text:p>95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0]+1" office:value-type="float" office:value="960" calcext:value-type="float">
            <text:p>96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1]+1" office:value-type="float" office:value="961" calcext:value-type="float">
            <text:p>96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2]+1" office:value-type="float" office:value="962" calcext:value-type="float">
            <text:p>96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3]+1" office:value-type="float" office:value="963" calcext:value-type="float">
            <text:p>96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4]+1" office:value-type="float" office:value="964" calcext:value-type="float">
            <text:p>96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5]+1" office:value-type="float" office:value="965" calcext:value-type="float">
            <text:p>96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6]+1" office:value-type="float" office:value="966" calcext:value-type="float">
            <text:p>9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7]+1" office:value-type="float" office:value="967" calcext:value-type="float">
            <text:p>96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8]+1" office:value-type="float" office:value="968" calcext:value-type="float">
            <text:p>96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9]+1" office:value-type="float" office:value="969" calcext:value-type="float">
            <text:p>96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0]+1" office:value-type="float" office:value="970" calcext:value-type="float">
            <text:p>97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1]+1" office:value-type="float" office:value="971" calcext:value-type="float">
            <text:p>97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2]+1" office:value-type="float" office:value="972" calcext:value-type="float">
            <text:p>97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3]+1" office:value-type="float" office:value="973" calcext:value-type="float">
            <text:p>97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4]+1" office:value-type="float" office:value="974" calcext:value-type="float">
            <text:p>97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5]+1" office:value-type="float" office:value="975" calcext:value-type="float">
            <text:p>97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6]+1" office:value-type="float" office:value="976" calcext:value-type="float">
            <text:p>97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7]+1" office:value-type="float" office:value="977" calcext:value-type="float">
            <text:p>97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8]+1" office:value-type="float" office:value="978" calcext:value-type="float">
            <text:p>97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9]+1" office:value-type="float" office:value="979" calcext:value-type="float">
            <text:p>97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0]+1" office:value-type="float" office:value="980" calcext:value-type="float">
            <text:p>98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1]+1" office:value-type="float" office:value="981" calcext:value-type="float">
            <text:p>98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2]+1" office:value-type="float" office:value="982" calcext:value-type="float">
            <text:p>98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3]+1" office:value-type="float" office:value="983" calcext:value-type="float">
            <text:p>98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4]+1" office:value-type="float" office:value="984" calcext:value-type="float">
            <text:p>98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5]+1" office:value-type="float" office:value="985" calcext:value-type="float">
            <text:p>98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6]+1" office:value-type="float" office:value="986" calcext:value-type="float">
            <text:p>98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7]+1" office:value-type="float" office:value="987" calcext:value-type="float">
            <text:p>98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8]+1" office:value-type="float" office:value="988" calcext:value-type="float">
            <text:p>98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9]+1" office:value-type="float" office:value="989" calcext:value-type="float">
            <text:p>98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0]+1" office:value-type="float" office:value="990" calcext:value-type="float">
            <text:p>99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1]+1" office:value-type="float" office:value="991" calcext:value-type="float">
            <text:p>99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2]+1" office:value-type="float" office:value="992" calcext:value-type="float">
            <text:p>99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3]+1" office:value-type="float" office:value="993" calcext:value-type="float">
            <text:p>99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4]+1" office:value-type="float" office:value="994" calcext:value-type="float">
            <text:p>99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5]+1" office:value-type="float" office:value="995" calcext:value-type="float">
            <text:p>99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6]+1" office:value-type="float" office:value="996" calcext:value-type="float">
            <text:p>99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7]+1" office:value-type="float" office:value="997" calcext:value-type="float">
            <text:p>99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8]+1" office:value-type="float" office:value="998" calcext:value-type="float">
            <text:p>99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9]+1" office:value-type="float" office:value="999" calcext:value-type="float">
            <text:p>99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0]+1"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1]+1" office:value-type="float" office:value="1001" calcext:value-type="float">
            <text:p>100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2]+1" office:value-type="float" office:value="1002" calcext:value-type="float">
            <text:p>100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3]+1" office:value-type="float" office:value="1003" calcext:value-type="float">
            <text:p>100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4]+1" office:value-type="float" office:value="1004" calcext:value-type="float">
            <text:p>100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5]+1" office:value-type="float" office:value="1005" calcext:value-type="float">
            <text:p>100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6]+1" office:value-type="float" office:value="1006" calcext:value-type="float">
            <text:p>100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7]+1" office:value-type="float" office:value="1007" calcext:value-type="float">
            <text:p>100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8]+1" office:value-type="float" office:value="1008" calcext:value-type="float">
            <text:p>100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9]+1" office:value-type="float" office:value="1009" calcext:value-type="float">
            <text:p>100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0]+1" office:value-type="float" office:value="1010" calcext:value-type="float">
            <text:p>101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1]+1" office:value-type="float" office:value="1011" calcext:value-type="float">
            <text:p>101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2]+1" office:value-type="float" office:value="1012" calcext:value-type="float">
            <text:p>101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3]+1" office:value-type="float" office:value="1013" calcext:value-type="float">
            <text:p>101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4]+1" office:value-type="float" office:value="1014" calcext:value-type="float">
            <text:p>101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5]+1" office:value-type="float" office:value="1015" calcext:value-type="float">
            <text:p>101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6]+1" office:value-type="float" office:value="1016" calcext:value-type="float">
            <text:p>10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7]+1" office:value-type="float" office:value="1017" calcext:value-type="float">
            <text:p>101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8]+1" office:value-type="float" office:value="1018" calcext:value-type="float">
            <text:p>101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9]+1" office:value-type="float" office:value="1019" calcext:value-type="float">
            <text:p>101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0]+1" office:value-type="float" office:value="1020" calcext:value-type="float">
            <text:p>102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1]+1" office:value-type="float" office:value="1021" calcext:value-type="float">
            <text:p>102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2]+1" office:value-type="float" office:value="1022" calcext:value-type="float">
            <text:p>102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3]+1" office:value-type="float" office:value="1023" calcext:value-type="float">
            <text:p>102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4]+1" office:value-type="float" office:value="1024" calcext:value-type="float">
            <text:p>102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5]+1" office:value-type="float" office:value="1025" calcext:value-type="float">
            <text:p>102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6]+1" office:value-type="float" office:value="1026" calcext:value-type="float">
            <text:p>102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7]+1" office:value-type="float" office:value="1027" calcext:value-type="float">
            <text:p>102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8]+1" office:value-type="float" office:value="1028" calcext:value-type="float">
            <text:p>102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9]+1"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0]+1"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1]+1" office:value-type="float" office:value="1031" calcext:value-type="float">
            <text:p>103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2]+1" office:value-type="float" office:value="1032" calcext:value-type="float">
            <text:p>10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3]+1" office:value-type="float" office:value="1033" calcext:value-type="float">
            <text:p>103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4]+1" office:value-type="float" office:value="1034" calcext:value-type="float">
            <text:p>103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5]+1" office:value-type="float" office:value="1035" calcext:value-type="float">
            <text:p>103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6]+1" office:value-type="float" office:value="1036" calcext:value-type="float">
            <text:p>103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7]+1" office:value-type="float" office:value="1037" calcext:value-type="float">
            <text:p>103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8]+1" office:value-type="float" office:value="1038" calcext:value-type="float">
            <text:p>103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9]+1" office:value-type="float" office:value="1039" calcext:value-type="float">
            <text:p>103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0]+1" office:value-type="float" office:value="1040" calcext:value-type="float">
            <text:p>104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1]+1" office:value-type="float" office:value="1041" calcext:value-type="float">
            <text:p>104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2]+1" office:value-type="float" office:value="1042" calcext:value-type="float">
            <text:p>104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3]+1" office:value-type="float" office:value="1043" calcext:value-type="float">
            <text:p>104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4]+1" office:value-type="float" office:value="1044" calcext:value-type="float">
            <text:p>104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5]+1" office:value-type="float" office:value="1045" calcext:value-type="float">
            <text:p>104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6]+1" office:value-type="float" office:value="1046" calcext:value-type="float">
            <text:p>104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7]+1" office:value-type="float" office:value="1047" calcext:value-type="float">
            <text:p>104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8]+1" office:value-type="float" office:value="1048" calcext:value-type="float">
            <text:p>104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9]+1" office:value-type="float" office:value="1049" calcext:value-type="float">
            <text:p>104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0]+1" office:value-type="float" office:value="1050" calcext:value-type="float">
            <text:p>105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1]+1" office:value-type="float" office:value="1051" calcext:value-type="float">
            <text:p>105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2]+1" office:value-type="float" office:value="1052" calcext:value-type="float">
            <text:p>105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A1053]+1" office:value-type="float" office:value="1053" calcext:value-type="float">
            <text:p>105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F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4]+1" office:value-type="float" office:value="1054" calcext:value-type="float">
            <text:p>105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5]+1" office:value-type="float" office:value="1055" calcext:value-type="float">
            <text:p>105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6]+1" office:value-type="float" office:value="1056" calcext:value-type="float">
            <text:p>105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7]+1" office:value-type="float" office:value="1057" calcext:value-type="float">
            <text:p>105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8]+1" office:value-type="float" office:value="1058" calcext:value-type="float">
            <text:p>105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9]+1" office:value-type="float" office:value="1059" calcext:value-type="float">
            <text:p>105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0]+1" office:value-type="float" office:value="1060" calcext:value-type="float">
            <text:p>106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1]+1" office:value-type="float" office:value="1061" calcext:value-type="float">
            <text:p>106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2]+1" office:value-type="float" office:value="1062" calcext:value-type="float">
            <text:p>106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3]+1" office:value-type="float" office:value="1063" calcext:value-type="float">
            <text:p>106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4]+1" office:value-type="float" office:value="1064" calcext:value-type="float">
            <text:p>106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5]+1" office:value-type="float" office:value="1065" calcext:value-type="float">
            <text:p>106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6]+1" office:value-type="float" office:value="1066" calcext:value-type="float">
            <text:p>10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7]+1" office:value-type="float" office:value="1067" calcext:value-type="float">
            <text:p>106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8]+1" office:value-type="float" office:value="1068" calcext:value-type="float">
            <text:p>106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9]+1" office:value-type="float" office:value="1069" calcext:value-type="float">
            <text:p>106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0]+1" office:value-type="float" office:value="1070" calcext:value-type="float">
            <text:p>107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1]+1" office:value-type="float" office:value="1071" calcext:value-type="float">
            <text:p>107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2]+1" office:value-type="float" office:value="1072" calcext:value-type="float">
            <text:p>107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3]+1" office:value-type="float" office:value="1073" calcext:value-type="float">
            <text:p>10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4]+1" office:value-type="float" office:value="1074" calcext:value-type="float">
            <text:p>107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5]+1" office:value-type="float" office:value="1075" calcext:value-type="float">
            <text:p>107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6]+1" office:value-type="float" office:value="1076" calcext:value-type="float">
            <text:p>107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7]+1" office:value-type="float" office:value="1077" calcext:value-type="float">
            <text:p>107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8]+1" office:value-type="float" office:value="1078" calcext:value-type="float">
            <text:p>107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9]+1" office:value-type="float" office:value="1079" calcext:value-type="float">
            <text:p>107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0]+1" office:value-type="float" office:value="1080" calcext:value-type="float">
            <text:p>108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1]+1" office:value-type="float" office:value="1081" calcext:value-type="float">
            <text:p>108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2]+1" office:value-type="float" office:value="1082" calcext:value-type="float">
            <text:p>108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3]+1" office:value-type="float" office:value="1083" calcext:value-type="float">
            <text:p>108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4]+1" office:value-type="float" office:value="1084" calcext:value-type="float">
            <text:p>108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5]+1" office:value-type="float" office:value="1085" calcext:value-type="float">
            <text:p>108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6]+1" office:value-type="float" office:value="1086" calcext:value-type="float">
            <text:p>108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7]+1" office:value-type="float" office:value="1087" calcext:value-type="float">
            <text:p>108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8]+1" office:value-type="float" office:value="1088" calcext:value-type="float">
            <text:p>108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9]+1" office:value-type="float" office:value="1089" calcext:value-type="float">
            <text:p>108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0]+1" office:value-type="float" office:value="1090" calcext:value-type="float">
            <text:p>109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1]+1" office:value-type="float" office:value="1091" calcext:value-type="float">
            <text:p>109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2]+1" office:value-type="float" office:value="1092" calcext:value-type="float">
            <text:p>109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3]+1" office:value-type="float" office:value="1093" calcext:value-type="float">
            <text:p>109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4]+1" office:value-type="float" office:value="1094" calcext:value-type="float">
            <text:p>109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5]+1" office:value-type="float" office:value="1095" calcext:value-type="float">
            <text:p>109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6]+1" office:value-type="float" office:value="1096" calcext:value-type="float">
            <text:p>109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7]+1" office:value-type="float" office:value="1097" calcext:value-type="float">
            <text:p>109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8]+1" office:value-type="float" office:value="1098" calcext:value-type="float">
            <text:p>109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9]+1"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0]+1" office:value-type="float" office:value="1100" calcext:value-type="float">
            <text:p>11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1]+1" office:value-type="float" office:value="1101" calcext:value-type="float">
            <text:p>110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2]+1" office:value-type="float" office:value="1102" calcext:value-type="float">
            <text:p>110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3]+1" office:value-type="float" office:value="1103" calcext:value-type="float">
            <text:p>110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4]+1" office:value-type="float" office:value="1104" calcext:value-type="float">
            <text:p>110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5]+1" office:value-type="float" office:value="1105" calcext:value-type="float">
            <text:p>110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6]+1" office:value-type="float" office:value="1106" calcext:value-type="float">
            <text:p>110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7]+1" office:value-type="float" office:value="1107" calcext:value-type="float">
            <text:p>110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8]+1" office:value-type="float" office:value="1108" calcext:value-type="float">
            <text:p>110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9]+1" office:value-type="float" office:value="1109" calcext:value-type="float">
            <text:p>110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0]+1" office:value-type="float" office:value="1110" calcext:value-type="float">
            <text:p>111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1]+1" office:value-type="float" office:value="1111" calcext:value-type="float">
            <text:p>111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2]+1" office:value-type="float" office:value="1112" calcext:value-type="float">
            <text:p>111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3]+1" office:value-type="float" office:value="1113" calcext:value-type="float">
            <text:p>111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4]+1" office:value-type="float" office:value="1114" calcext:value-type="float">
            <text:p>111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5]+1" office:value-type="float" office:value="1115" calcext:value-type="float">
            <text:p>111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6]+1" office:value-type="float" office:value="1116" calcext:value-type="float">
            <text:p>111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7]+1" office:value-type="float" office:value="1117" calcext:value-type="float">
            <text:p>111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8]+1" office:value-type="float" office:value="1118" calcext:value-type="float">
            <text:p>111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9]+1" office:value-type="float" office:value="1119" calcext:value-type="float">
            <text:p>111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0]+1" office:value-type="float" office:value="1120" calcext:value-type="float">
            <text:p>11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1]+1" office:value-type="float" office:value="1121" calcext:value-type="float">
            <text:p>112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2]+1" office:value-type="float" office:value="1122" calcext:value-type="float">
            <text:p>112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3]+1" office:value-type="float" office:value="1123" calcext:value-type="float">
            <text:p>112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4]+1" office:value-type="float" office:value="1124" calcext:value-type="float">
            <text:p>112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5]+1" office:value-type="float" office:value="1125" calcext:value-type="float">
            <text:p>11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6]+1" office:value-type="float" office:value="1126" calcext:value-type="float">
            <text:p>112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7]+1" office:value-type="float" office:value="1127" calcext:value-type="float">
            <text:p>112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8]+1" office:value-type="float" office:value="1128" calcext:value-type="float">
            <text:p>112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9]+1" office:value-type="float" office:value="1129" calcext:value-type="float">
            <text:p>112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0]+1" office:value-type="float" office:value="1130" calcext:value-type="float">
            <text:p>113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1]+1" office:value-type="float" office:value="1131" calcext:value-type="float">
            <text:p>113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2]+1" office:value-type="float" office:value="1132" calcext:value-type="float">
            <text:p>113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3]+1" office:value-type="float" office:value="1133" calcext:value-type="float">
            <text:p>113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4]+1" office:value-type="float" office:value="1134" calcext:value-type="float">
            <text:p>113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5]+1" office:value-type="float" office:value="1135" calcext:value-type="float">
            <text:p>113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6]+1" office:value-type="float" office:value="1136" calcext:value-type="float">
            <text:p>113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7]+1" office:value-type="float" office:value="1137" calcext:value-type="float">
            <text:p>113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8]+1" office:value-type="float" office:value="1138" calcext:value-type="float">
            <text:p>113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9]+1" office:value-type="float" office:value="1139" calcext:value-type="float">
            <text:p>113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0]+1" office:value-type="float" office:value="1140" calcext:value-type="float">
            <text:p>114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1]+1" office:value-type="float" office:value="1141" calcext:value-type="float">
            <text:p>114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2]+1" office:value-type="float" office:value="1142" calcext:value-type="float">
            <text:p>114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3]+1" office:value-type="float" office:value="1143" calcext:value-type="float">
            <text:p>114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4]+1" office:value-type="float" office:value="1144" calcext:value-type="float">
            <text:p>114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5]+1" office:value-type="float" office:value="1145" calcext:value-type="float">
            <text:p>114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6]+1" office:value-type="float" office:value="1146" calcext:value-type="float">
            <text:p>114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7]+1" office:value-type="float" office:value="1147" calcext:value-type="float">
            <text:p>114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8]+1" office:value-type="float" office:value="1148" calcext:value-type="float">
            <text:p>114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9]+1" office:value-type="float" office:value="1149" calcext:value-type="float">
            <text:p>114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0]+1" office:value-type="float" office:value="1150" calcext:value-type="float">
            <text:p>115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1]+1" office:value-type="float" office:value="1151" calcext:value-type="float">
            <text:p>115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2]+1" office:value-type="float" office:value="1152" calcext:value-type="float">
            <text:p>115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3]+1" office:value-type="float" office:value="1153" calcext:value-type="float">
            <text:p>115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4]+1" office:value-type="float" office:value="1154" calcext:value-type="float">
            <text:p>115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5]+1" office:value-type="float" office:value="1155" calcext:value-type="float">
            <text:p>115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6]+1" office:value-type="float" office:value="1156" calcext:value-type="float">
            <text:p>115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7]+1" office:value-type="float" office:value="1157" calcext:value-type="float">
            <text:p>115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8]+1" office:value-type="float" office:value="1158" calcext:value-type="float">
            <text:p>115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9]+1" office:value-type="float" office:value="1159" calcext:value-type="float">
            <text:p>115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0]+1" office:value-type="float" office:value="1160" calcext:value-type="float">
            <text:p>116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1]+1" office:value-type="float" office:value="1161" calcext:value-type="float">
            <text:p>116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2]+1" office:value-type="float" office:value="1162" calcext:value-type="float">
            <text:p>116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3]+1" office:value-type="float" office:value="1163" calcext:value-type="float">
            <text:p>116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4]+1" office:value-type="float" office:value="1164" calcext:value-type="float">
            <text:p>116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5]+1" office:value-type="float" office:value="1165" calcext:value-type="float">
            <text:p>116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6]+1" office:value-type="float" office:value="1166" calcext:value-type="float">
            <text:p>11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7]+1" office:value-type="float" office:value="1167" calcext:value-type="float">
            <text:p>116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8]+1" office:value-type="float" office:value="1168" calcext:value-type="float">
            <text:p>116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9]+1" office:value-type="float" office:value="1169" calcext:value-type="float">
            <text:p>11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0]+1" office:value-type="float" office:value="1170" calcext:value-type="float">
            <text:p>117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1]+1" office:value-type="float" office:value="1171" calcext:value-type="float">
            <text:p>117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2]+1" office:value-type="float" office:value="1172" calcext:value-type="float">
            <text:p>117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3]+1" office:value-type="float" office:value="1173" calcext:value-type="float">
            <text:p>117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4]+1" office:value-type="float" office:value="1174" calcext:value-type="float">
            <text:p>117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5]+1" office:value-type="float" office:value="1175" calcext:value-type="float">
            <text:p>117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7" calcext:value-type="float">
            <text:p>6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6]+1" office:value-type="float" office:value="1176" calcext:value-type="float">
            <text:p>117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7]+1" office:value-type="float" office:value="1177" calcext:value-type="float">
            <text:p>117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8]+1" office:value-type="float" office:value="1178" calcext:value-type="float">
            <text:p>117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8" calcext:value-type="float">
            <text:p>6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9]+1" office:value-type="float" office:value="1179" calcext:value-type="float">
            <text:p>117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0]+1" office:value-type="float" office:value="1180" calcext:value-type="float">
            <text:p>118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1]+1" office:value-type="float" office:value="1181" calcext:value-type="float">
            <text:p>118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71" calcext:value-type="float">
            <text:p>7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2]+1" office:value-type="float" office:value="1182" calcext:value-type="float">
            <text:p>118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3]+1" office:value-type="float" office:value="1183" calcext:value-type="float">
            <text:p>1183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4]+1" office:value-type="float" office:value="1184" calcext:value-type="float">
            <text:p>1184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5]+1" office:value-type="float" office:value="1185" calcext:value-type="float">
            <text:p>118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6]+1" office:value-type="float" office:value="1186" calcext:value-type="float">
            <text:p>1186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7]+1" office:value-type="float" office:value="1187" calcext:value-type="float">
            <text:p>1187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8]+1" office:value-type="float" office:value="1188" calcext:value-type="float">
            <text:p>1188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89]+1" office:value-type="float" office:value="1189" calcext:value-type="float">
            <text:p>1189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0]+1" office:value-type="float" office:value="1190" calcext:value-type="float">
            <text:p>1190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1]+1" office:value-type="float" office:value="1191" calcext:value-type="float">
            <text:p>1191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2]+1" office:value-type="float" office:value="1192" calcext:value-type="float">
            <text:p>1192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3]+1" office:value-type="float" office:value="1193" calcext:value-type="float">
            <text:p>1193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4]+1" office:value-type="float" office:value="1194" calcext:value-type="float">
            <text:p>1194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5]+1" office:value-type="float" office:value="1195" calcext:value-type="float">
            <text:p>119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6]+1" office:value-type="float" office:value="1196" calcext:value-type="float">
            <text:p>1196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7]+1" office:value-type="float" office:value="1197" calcext:value-type="float">
            <text:p>1197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8]+1" office:value-type="float" office:value="1198" calcext:value-type="float">
            <text:p>1198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199]+1" office:value-type="float" office:value="1199" calcext:value-type="float">
            <text:p>1199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0]+1" office:value-type="float" office:value="1200" calcext:value-type="float">
            <text:p>1200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1]+1" office:value-type="float" office:value="1201" calcext:value-type="float">
            <text:p>1201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2]+1" office:value-type="float" office:value="1202" calcext:value-type="float">
            <text:p>1202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3]+1" office:value-type="float" office:value="1203" calcext:value-type="float">
            <text:p>1203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4]+1" office:value-type="float" office:value="1204" calcext:value-type="float">
            <text:p>1204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5]+1" office:value-type="float" office:value="1205" calcext:value-type="float">
            <text:p>120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6]+1" office:value-type="float" office:value="1206" calcext:value-type="float">
            <text:p>1206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7]+1" office:value-type="float" office:value="1207" calcext:value-type="float">
            <text:p>1207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8]+1" office:value-type="float" office:value="1208" calcext:value-type="float">
            <text:p>1208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09]+1" office:value-type="float" office:value="1209" calcext:value-type="float">
            <text:p>1209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10]+1" office:value-type="float" office:value="1210" calcext:value-type="float">
            <text:p>121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1]+1" office:value-type="float" office:value="1211" calcext:value-type="float">
            <text:p>121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2]+1" office:value-type="float" office:value="1212" calcext:value-type="float">
            <text:p>121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3]+1" office:value-type="float" office:value="1213" calcext:value-type="float">
            <text:p>121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4]+1" office:value-type="float" office:value="1214" calcext:value-type="float">
            <text:p>121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5]+1" office:value-type="float" office:value="1215" calcext:value-type="float">
            <text:p>121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6]+1" office:value-type="float" office:value="1216" calcext:value-type="float">
            <text:p>121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7]+1" office:value-type="float" office:value="1217" calcext:value-type="float">
            <text:p>121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8]+1" office:value-type="float" office:value="1218" calcext:value-type="float">
            <text:p>121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9]+1" office:value-type="float" office:value="1219" calcext:value-type="float">
            <text:p>121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0]+1" office:value-type="float" office:value="1220" calcext:value-type="float">
            <text:p>12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1]+1" office:value-type="float" office:value="1221" calcext:value-type="float">
            <text:p>122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2]+1" office:value-type="float" office:value="1222" calcext:value-type="float">
            <text:p>122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3]+1" office:value-type="float" office:value="1223" calcext:value-type="float">
            <text:p>122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4]+1" office:value-type="float" office:value="1224" calcext:value-type="float">
            <text:p>122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5]+1" office:value-type="float" office:value="1225" calcext:value-type="float">
            <text:p>12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6]+1" office:value-type="float" office:value="1226" calcext:value-type="float">
            <text:p>122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7]+1" office:value-type="float" office:value="1227" calcext:value-type="float">
            <text:p>122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8]+1" office:value-type="float" office:value="1228" calcext:value-type="float">
            <text:p>122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9]+1" office:value-type="float" office:value="1229" calcext:value-type="float">
            <text:p>1229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0]+1" office:value-type="float" office:value="1230" calcext:value-type="float">
            <text:p>1230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0" calcext:value-type="float">
            <text:p>5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1]+1" office:value-type="float" office:value="1231" calcext:value-type="float">
            <text:p>1231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7" calcext:value-type="float">
            <text:p>6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2]+1" office:value-type="float" office:value="1232" calcext:value-type="float">
            <text:p>1232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4" office:value-type="float" office:value="83" calcext:value-type="float">
            <text:p>83</text:p>
          </table:table-cell>
          <table:table-cell table:style-name="ce14" office:value-type="float" office:value="94" calcext:value-type="float">
            <text:p>9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3]+1" office:value-type="float" office:value="1233" calcext:value-type="float">
            <text:p>1233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5" calcext:value-type="float">
            <text:p>4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4]+1" office:value-type="float" office:value="1234" calcext:value-type="float">
            <text:p>1234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2" calcext:value-type="float">
            <text:p>9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5]+1" office:value-type="float" office:value="1235" calcext:value-type="float">
            <text:p>1235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45" calcext:value-type="float">
            <text:p>4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6]+1" office:value-type="float" office:value="1236" calcext:value-type="float">
            <text:p>1236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8" calcext:value-type="float">
            <text:p>4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7]+1" office:value-type="float" office:value="1237" calcext:value-type="float">
            <text:p>1237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1" calcext:value-type="float">
            <text:p>5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8]+1" office:value-type="float" office:value="1238" calcext:value-type="float">
            <text:p>1238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73" calcext:value-type="float">
            <text:p>7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39]+1" office:value-type="float" office:value="1239" calcext:value-type="float">
            <text:p>1239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6" calcext:value-type="float">
            <text:p>8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0]+1" office:value-type="float" office:value="1240" calcext:value-type="float">
            <text:p>1240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9" calcext:value-type="float">
            <text:p>3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1]+1" office:value-type="float" office:value="1241" calcext:value-type="float">
            <text:p>1241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2]+1" office:value-type="float" office:value="1242" calcext:value-type="float">
            <text:p>1242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3]+1" office:value-type="float" office:value="1243" calcext:value-type="float">
            <text:p>1243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53" calcext:value-type="float">
            <text:p>5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4]+1" office:value-type="float" office:value="1244" calcext:value-type="float">
            <text:p>1244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5" calcext:value-type="float">
            <text:p>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5]+1" office:value-type="float" office:value="1245" calcext:value-type="float">
            <text:p>1245</text:p>
          </table:table-cell>
          <table:table-cell table:style-name="ce13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formula="of:=[.A1246]+1" office:value-type="float" office:value="1246" calcext:value-type="float">
            <text:p>124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7]+1" office:value-type="float" office:value="1247" calcext:value-type="float">
            <text:p>124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8]+1" office:value-type="float" office:value="1248" calcext:value-type="float">
            <text:p>124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9]+1" office:value-type="float" office:value="1249" calcext:value-type="float">
            <text:p>124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0]+1" office:value-type="float" office:value="1250" calcext:value-type="float">
            <text:p>125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1]+1" office:value-type="float" office:value="1251" calcext:value-type="float">
            <text:p>125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2]+1" office:value-type="float" office:value="1252" calcext:value-type="float">
            <text:p>125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3]+1" office:value-type="float" office:value="1253" calcext:value-type="float">
            <text:p>125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4]+1" office:value-type="float" office:value="1254" calcext:value-type="float">
            <text:p>125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5]+1" office:value-type="float" office:value="1255" calcext:value-type="float">
            <text:p>125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6]+1" office:value-type="float" office:value="1256" calcext:value-type="float">
            <text:p>125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7]+1" office:value-type="float" office:value="1257" calcext:value-type="float">
            <text:p>125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8]+1" office:value-type="float" office:value="1258" calcext:value-type="float">
            <text:p>125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9]+1" office:value-type="float" office:value="1259" calcext:value-type="float">
            <text:p>125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0]+1" office:value-type="float" office:value="1260" calcext:value-type="float">
            <text:p>126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1]+1" office:value-type="float" office:value="1261" calcext:value-type="float">
            <text:p>126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2]+1" office:value-type="float" office:value="1262" calcext:value-type="float">
            <text:p>126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3]+1" office:value-type="float" office:value="1263" calcext:value-type="float">
            <text:p>126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4]+1" office:value-type="float" office:value="1264" calcext:value-type="float">
            <text:p>126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5]+1" office:value-type="float" office:value="1265" calcext:value-type="float">
            <text:p>126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6]+1" office:value-type="float" office:value="1266" calcext:value-type="float">
            <text:p>12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7]+1" office:value-type="float" office:value="1267" calcext:value-type="float">
            <text:p>126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8]+1" office:value-type="float" office:value="1268" calcext:value-type="float">
            <text:p>126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69]+1" office:value-type="float" office:value="1269" calcext:value-type="float">
            <text:p>126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0]+1" office:value-type="float" office:value="1270" calcext:value-type="float">
            <text:p>127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1]+1" office:value-type="float" office:value="1271" calcext:value-type="float">
            <text:p>127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2]+1" office:value-type="float" office:value="1272" calcext:value-type="float">
            <text:p>127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93" calcext:value-type="float">
            <text:p>93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3]+1" office:value-type="float" office:value="1273" calcext:value-type="float">
            <text:p>127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4]+1" office:value-type="float" office:value="1274" calcext:value-type="float">
            <text:p>127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99" calcext:value-type="float">
            <text:p>99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5]+1" office:value-type="float" office:value="1275" calcext:value-type="float">
            <text:p>127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6]+1" office:value-type="float" office:value="1276" calcext:value-type="float">
            <text:p>127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2" table:style-name="ce17" office:value-type="float" office:value="51" calcext:value-type="float">
            <text:p>5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7]+1" office:value-type="float" office:value="1277" calcext:value-type="float">
            <text:p>127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8]+1" office:value-type="float" office:value="1278" calcext:value-type="float">
            <text:p>127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79]+1" office:value-type="float" office:value="1279" calcext:value-type="float">
            <text:p>127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0]+1" office:value-type="float" office:value="1280" calcext:value-type="float">
            <text:p>128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1]+1" office:value-type="float" office:value="1281" calcext:value-type="float">
            <text:p>128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2]+1" office:value-type="float" office:value="1282" calcext:value-type="float">
            <text:p>128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3]+1" office:value-type="float" office:value="1283" calcext:value-type="float">
            <text:p>128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4]+1" office:value-type="float" office:value="1284" calcext:value-type="float">
            <text:p>128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85" calcext:value-type="float">
            <text:p>8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5]+1" office:value-type="float" office:value="1285" calcext:value-type="float">
            <text:p>128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1" calcext:value-type="float">
            <text:p>8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6]+1" office:value-type="float" office:value="1286" calcext:value-type="float">
            <text:p>128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7]+1" office:value-type="float" office:value="1287" calcext:value-type="float">
            <text:p>128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8]+1" office:value-type="float" office:value="1288" calcext:value-type="float">
            <text:p>128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57" calcext:value-type="float">
            <text:p>5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89]+1" office:value-type="float" office:value="1289" calcext:value-type="float">
            <text:p>128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0]+1" office:value-type="float" office:value="1290" calcext:value-type="float">
            <text:p>129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1]+1" office:value-type="float" office:value="1291" calcext:value-type="float">
            <text:p>129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2]+1" office:value-type="float" office:value="1292" calcext:value-type="float">
            <text:p>129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3]+1" office:value-type="float" office:value="1293" calcext:value-type="float">
            <text:p>129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6" calcext:value-type="float">
            <text:p>86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4]+1" office:value-type="float" office:value="1294" calcext:value-type="float">
            <text:p>129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5]+1" office:value-type="float" office:value="1295" calcext:value-type="float">
            <text:p>129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6]+1" office:value-type="float" office:value="1296" calcext:value-type="float">
            <text:p>129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7]+1" office:value-type="float" office:value="1297" calcext:value-type="float">
            <text:p>129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8]+1" office:value-type="float" office:value="1298" calcext:value-type="float">
            <text:p>129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299]+1" office:value-type="float" office:value="1299" calcext:value-type="float">
            <text:p>129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0]+1" office:value-type="float" office:value="1300" calcext:value-type="float">
            <text:p>130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1]+1" office:value-type="float" office:value="1301" calcext:value-type="float">
            <text:p>130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2]+1" office:value-type="float" office:value="1302" calcext:value-type="float">
            <text:p>130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3]+1" office:value-type="float" office:value="1303" calcext:value-type="float">
            <text:p>130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4]+1" office:value-type="float" office:value="1304" calcext:value-type="float">
            <text:p>130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5]+1" office:value-type="float" office:value="1305" calcext:value-type="float">
            <text:p>130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6]+1" office:value-type="float" office:value="1306" calcext:value-type="float">
            <text:p>130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7]+1" office:value-type="float" office:value="1307" calcext:value-type="float">
            <text:p>130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92" calcext:value-type="float">
            <text:p>9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8]+1" office:value-type="float" office:value="1308" calcext:value-type="float">
            <text:p>130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2" table:style-name="ce17" office:value-type="float" office:value="92" calcext:value-type="float">
            <text:p>9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09]+1" office:value-type="float" office:value="1309" calcext:value-type="float">
            <text:p>130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number-columns-repeated="2" table:style-name="ce17" office:value-type="float" office:value="74" calcext:value-type="float">
            <text:p>7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0]+1" office:value-type="float" office:value="1310" calcext:value-type="float">
            <text:p>131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1]+1" office:value-type="float" office:value="1311" calcext:value-type="float">
            <text:p>131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2]+1" office:value-type="float" office:value="1312" calcext:value-type="float">
            <text:p>131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3]+1" office:value-type="float" office:value="1313" calcext:value-type="float">
            <text:p>131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4]+1" office:value-type="float" office:value="1314" calcext:value-type="float">
            <text:p>131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5]+1" office:value-type="float" office:value="1315" calcext:value-type="float">
            <text:p>131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6]+1" office:value-type="float" office:value="1316" calcext:value-type="float">
            <text:p>13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57" calcext:value-type="float">
            <text:p>5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7]+1" office:value-type="float" office:value="1317" calcext:value-type="float">
            <text:p>131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18]+1" office:value-type="float" office:value="1318" calcext:value-type="float">
            <text:p>1318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2" table:style-name="ce20" office:value-type="float" office:value="1" calcext:value-type="float">
            <text:p>1</text:p>
          </table:table-cell>
        </table:table-row>
        <table:table-row table:style-name="ro2">
          <table:table-cell table:formula="of:=[.A1319]+1" office:value-type="float" office:value="1319" calcext:value-type="float">
            <text:p>1319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2" table:style-name="ce20" office:value-type="float" office:value="1" calcext:value-type="float">
            <text:p>1</text:p>
          </table:table-cell>
        </table:table-row>
        <table:table-row table:style-name="ro2">
          <table:table-cell table:formula="of:=[.A1320]+1" office:value-type="float" office:value="1320" calcext:value-type="float">
            <text:p>1320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2" table:style-name="ce20" office:value-type="float" office:value="1" calcext:value-type="float">
            <text:p>1</text:p>
          </table:table-cell>
        </table:table-row>
        <table:table-row table:style-name="ro2">
          <table:table-cell table:formula="of:=[.A1321]+1" office:value-type="float" office:value="1321" calcext:value-type="float">
            <text:p>1321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49" calcext:value-type="float">
            <text:p>49</text:p>
          </table:table-cell>
          <table:table-cell table:number-columns-repeated="2" table:style-name="ce20" office:value-type="float" office:value="1" calcext:value-type="float">
            <text:p>1</text:p>
          </table:table-cell>
        </table:table-row>
        <table:table-row table:style-name="ro2">
          <table:table-cell table:formula="of:=[.A1322]+1" office:value-type="float" office:value="1322" calcext:value-type="float">
            <text:p>132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3]+1" office:value-type="float" office:value="1323" calcext:value-type="float">
            <text:p>132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7" calcext:value-type="float">
            <text:p>5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4]+1" office:value-type="float" office:value="1324" calcext:value-type="float">
            <text:p>132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5]+1" office:value-type="float" office:value="1325" calcext:value-type="float">
            <text:p>132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6]+1" office:value-type="float" office:value="1326" calcext:value-type="float">
            <text:p>132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7]+1" office:value-type="float" office:value="1327" calcext:value-type="float">
            <text:p>132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8]+1" office:value-type="float" office:value="1328" calcext:value-type="float">
            <text:p>132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29]+1" office:value-type="float" office:value="1329" calcext:value-type="float">
            <text:p>132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0]+1" office:value-type="float" office:value="1330" calcext:value-type="float">
            <text:p>133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1]+1" office:value-type="float" office:value="1331" calcext:value-type="float">
            <text:p>133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2]+1" office:value-type="float" office:value="1332" calcext:value-type="float">
            <text:p>133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3]+1" office:value-type="float" office:value="1333" calcext:value-type="float">
            <text:p>133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4]+1" office:value-type="float" office:value="1334" calcext:value-type="float">
            <text:p>133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3" calcext:value-type="float">
            <text:p>43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5]+1" office:value-type="float" office:value="1335" calcext:value-type="float">
            <text:p>133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6]+1" office:value-type="float" office:value="1336" calcext:value-type="float">
            <text:p>133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7]+1" office:value-type="float" office:value="1337" calcext:value-type="float">
            <text:p>133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8]+1" office:value-type="float" office:value="1338" calcext:value-type="float">
            <text:p>133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39]+1" office:value-type="float" office:value="1339" calcext:value-type="float">
            <text:p>133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0]+1" office:value-type="float" office:value="1340" calcext:value-type="float">
            <text:p>134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1]+1" office:value-type="float" office:value="1341" calcext:value-type="float">
            <text:p>134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2]+1" office:value-type="float" office:value="1342" calcext:value-type="float">
            <text:p>134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3]+1" office:value-type="float" office:value="1343" calcext:value-type="float">
            <text:p>134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4]+1" office:value-type="float" office:value="1344" calcext:value-type="float">
            <text:p>134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5]+1" office:value-type="float" office:value="1345" calcext:value-type="float">
            <text:p>134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6]+1" office:value-type="float" office:value="1346" calcext:value-type="float">
            <text:p>134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7]+1" office:value-type="float" office:value="1347" calcext:value-type="float">
            <text:p>134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8]+1" office:value-type="float" office:value="1348" calcext:value-type="float">
            <text:p>134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49]+1" office:value-type="float" office:value="1349" calcext:value-type="float">
            <text:p>134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0]+1" office:value-type="float" office:value="1350" calcext:value-type="float">
            <text:p>135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1]+1" office:value-type="float" office:value="1351" calcext:value-type="float">
            <text:p>135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2]+1" office:value-type="float" office:value="1352" calcext:value-type="float">
            <text:p>135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3]+1" office:value-type="float" office:value="1353" calcext:value-type="float">
            <text:p>135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4]+1" office:value-type="float" office:value="1354" calcext:value-type="float">
            <text:p>135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5]+1" office:value-type="float" office:value="1355" calcext:value-type="float">
            <text:p>135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6]+1" office:value-type="float" office:value="1356" calcext:value-type="float">
            <text:p>135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7]+1" office:value-type="float" office:value="1357" calcext:value-type="float">
            <text:p>135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8]+1" office:value-type="float" office:value="1358" calcext:value-type="float">
            <text:p>135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59]+1" office:value-type="float" office:value="1359" calcext:value-type="float">
            <text:p>135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0]+1" office:value-type="float" office:value="1360" calcext:value-type="float">
            <text:p>136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1]+1" office:value-type="float" office:value="1361" calcext:value-type="float">
            <text:p>136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2]+1" office:value-type="float" office:value="1362" calcext:value-type="float">
            <text:p>136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3]+1" office:value-type="float" office:value="1363" calcext:value-type="float">
            <text:p>136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4]+1" office:value-type="float" office:value="1364" calcext:value-type="float">
            <text:p>136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5]+1" office:value-type="float" office:value="1365" calcext:value-type="float">
            <text:p>136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6]+1" office:value-type="float" office:value="1366" calcext:value-type="float">
            <text:p>136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7]+1" office:value-type="float" office:value="1367" calcext:value-type="float">
            <text:p>136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table:style-name="ce17" office:value-type="float" office:value="77" calcext:value-type="float">
            <text:p>7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8]+1" office:value-type="float" office:value="1368" calcext:value-type="float">
            <text:p>136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69]+1" office:value-type="float" office:value="1369" calcext:value-type="float">
            <text:p>136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0]+1" office:value-type="float" office:value="1370" calcext:value-type="float">
            <text:p>137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1]+1" office:value-type="float" office:value="1371" calcext:value-type="float">
            <text:p>137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2]+1" office:value-type="float" office:value="1372" calcext:value-type="float">
            <text:p>137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3]+1" office:value-type="float" office:value="1373" calcext:value-type="float">
            <text:p>137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4]+1" office:value-type="float" office:value="1374" calcext:value-type="float">
            <text:p>137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5]+1" office:value-type="float" office:value="1375" calcext:value-type="float">
            <text:p>137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6]+1" office:value-type="float" office:value="1376" calcext:value-type="float">
            <text:p>137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7]+1" office:value-type="float" office:value="1377" calcext:value-type="float">
            <text:p>137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8]+1" office:value-type="float" office:value="1378" calcext:value-type="float">
            <text:p>137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79]+1" office:value-type="float" office:value="1379" calcext:value-type="float">
            <text:p>137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0]+1" office:value-type="float" office:value="1380" calcext:value-type="float">
            <text:p>138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1]+1" office:value-type="float" office:value="1381" calcext:value-type="float">
            <text:p>138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2]+1" office:value-type="float" office:value="1382" calcext:value-type="float">
            <text:p>138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3]+1" office:value-type="float" office:value="1383" calcext:value-type="float">
            <text:p>138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4]+1" office:value-type="float" office:value="1384" calcext:value-type="float">
            <text:p>138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5]+1" office:value-type="float" office:value="1385" calcext:value-type="float">
            <text:p>138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6]+1" office:value-type="float" office:value="1386" calcext:value-type="float">
            <text:p>138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7]+1" office:value-type="float" office:value="1387" calcext:value-type="float">
            <text:p>138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8]+1" office:value-type="float" office:value="1388" calcext:value-type="float">
            <text:p>138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89]+1" office:value-type="float" office:value="1389" calcext:value-type="float">
            <text:p>138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0]+1" office:value-type="float" office:value="1390" calcext:value-type="float">
            <text:p>139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1]+1" office:value-type="float" office:value="1391" calcext:value-type="float">
            <text:p>139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2]+1" office:value-type="float" office:value="1392" calcext:value-type="float">
            <text:p>139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3]+1" office:value-type="float" office:value="1393" calcext:value-type="float">
            <text:p>139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4]+1" office:value-type="float" office:value="1394" calcext:value-type="float">
            <text:p>139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5]+1" office:value-type="float" office:value="1395" calcext:value-type="float">
            <text:p>139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6]+1" office:value-type="float" office:value="1396" calcext:value-type="float">
            <text:p>139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7]+1" office:value-type="float" office:value="1397" calcext:value-type="float">
            <text:p>139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8]+1" office:value-type="float" office:value="1398" calcext:value-type="float">
            <text:p>139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399]+1" office:value-type="float" office:value="1399" calcext:value-type="float">
            <text:p>139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0]+1" office:value-type="float" office:value="1400" calcext:value-type="float">
            <text:p>140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1]+1" office:value-type="float" office:value="1401" calcext:value-type="float">
            <text:p>140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2]+1" office:value-type="float" office:value="1402" calcext:value-type="float">
            <text:p>140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3]+1" office:value-type="float" office:value="1403" calcext:value-type="float">
            <text:p>140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number-columns-repeated="3" table:style-name="ce17" office:value-type="float" office:value="100" calcext:value-type="float">
            <text:p>1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4]+1" office:value-type="float" office:value="1404" calcext:value-type="float">
            <text:p>140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5]+1" office:value-type="float" office:value="1405" calcext:value-type="float">
            <text:p>1405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6]+1" office:value-type="float" office:value="1406" calcext:value-type="float">
            <text:p>140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7]+1" office:value-type="float" office:value="1407" calcext:value-type="float">
            <text:p>1407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8]+1" office:value-type="float" office:value="1408" calcext:value-type="float">
            <text:p>1408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09]+1" office:value-type="float" office:value="1409" calcext:value-type="float">
            <text:p>1409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10]+1" office:value-type="float" office:value="1410" calcext:value-type="float">
            <text:p>1410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11]+1" office:value-type="float" office:value="1411" calcext:value-type="float">
            <text:p>141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12]+1" office:value-type="float" office:value="1412" calcext:value-type="float">
            <text:p>1412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13]+1" office:value-type="float" office:value="1413" calcext:value-type="float">
            <text:p>1413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formula="of:=[.A1414]+1" office:value-type="float" office:value="1414" calcext:value-type="float">
            <text:p>1414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 table:number-rows-repeated="210">
          <table:table-cell/>
          <table:table-cell table:style-name="ce17" table:number-columns-repeated="8"/>
        </table:table-row>
        <table:table-row table:style-name="ro2">
          <table:table-cell/>
          <table:table-cell table:style-name="ce17" table:number-columns-repeated="8"/>
        </table:table-row>
      </table:table>
      <table:table table:name="No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P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P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 4CID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l 0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ID</text:p>
          </table:table-cell>
          <table:table-cell office:value-type="float" office:value="932" calcext:value-type="float">
            <text:p>93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2">
          <table:table-cell table:style-name="ce31" office:value-type="string" calcext:value-type="string">
            <text:p>ID 980-997: 4CID? CMAP?</text:p>
          </table:table-cell>
          <table:table-cell/>
          <table:table-cell table:style-name="ce31"/>
          <table:table-cell/>
        </table:table-row>
        <table:table-row table:style-name="ro2">
          <table:table-cell office:value-type="string" calcext:value-type="string">
            <text:p>GRAD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P</text:p>
          </table:table-cell>
          <table:table-cell table:style-name="ce3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1P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table:style-name="ce32" office:value-type="float" office:value="1625" calcext:value-type="float">
            <text:p>1625</text:p>
          </table:table-cell>
          <table:table-cell table:style-name="ce31" table:number-columns-repeated="2"/>
        </table:table-row>
      </table:table>
      <table:named-expressions/>
      <table:database-ranges>
        <table:database-range table:name="__Anonymous_Sheet_DB__0" table:target-range-address="'DATA PhD 2023'.A1:'DATA PhD 2023'.I162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> Esc.</number:text>
    </number:number-style>
    <number:number-style style:name="N124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Esc.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Esc.</number:text>
    </number:number-style>
    <number:number-style style:name="N127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Esc.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6P2" style:volatile="true">
      <number:text> </number:text>
      <number:fill-character> </number:fill-character>
      <number:text>-  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140P2" style:volatile="true">
      <number:text> </number:text>
      <number:fill-character> </number:fill-character>
      <number:text>- Esc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sc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$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text> 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199P1" style:volatile="true">
      <number:text>-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1" number:min-decimal-places="1" number:min-integer-digits="1"/>
      <number:text>%</number:text>
    </number:percentage-style>
    <number:number-style style:name="N203P0" style:volatile="true">
      <number:text> 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203P1" style:volatile="true">
      <number:text>-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5" number:min-decimal-places="5" number:min-integer-digits="1"/>
    </number:number-style>
    <number:number-style style:name="N205">
      <number:number number:decimal-places="4" number:min-decimal-places="4" number:min-integer-digits="1"/>
    </number:number-style>
    <number:number-style style:name="N206">
      <number:number number:decimal-places="3" number:min-decimal-places="3" number:min-integer-digits="1"/>
    </number:number-style>
    <number:number-style style:name="N207">
      <number:number number:decimal-places="1" number:min-decimal-places="1" number:min-integer-digits="1"/>
    </number:number-style>
    <number:date-style style:name="N208">
      <number:day/>
      <number:text>-</number:text>
      <number:month/>
      <number:text>-</number:text>
      <number:year/>
    </number:date-style>
    <number:number-style style:name="N209">
      <number:number number:decimal-places="7" number:min-decimal-places="7" number:min-integer-digits="1"/>
    </number:number-style>
    <number:number-style style:name="N210">
      <number:number number:decimal-places="8" number:min-decimal-places="8" number:min-integer-digits="1"/>
    </number:number-style>
    <number:number-style style:name="N211">
      <number:number number:decimal-places="6" number:min-decimal-places="6" number:min-integer-digits="1"/>
    </number:number-style>
    <number:currency-style style:name="N215P0" style:volatile="true">
      <number:text> </number:text>
      <number:currency-symbol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5P1" style:volatile="true">
      <number:text> </number:text>
      <number:currency-symbol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5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8P0" style:volatile="true">
      <number:text> </number:text>
      <number:currency-symbol>€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218P1" style:volatile="true">
      <number:text> </number:text>
      <number:currency-symbol>€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218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1P0" style:volatile="true">
      <number:text> </number:text>
      <number:currency-symbol>€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21P1" style:volatile="true">
      <number:text> </number:text>
      <number:currency-symbol>€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21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/>
      <number:text> de </number:text>
      <number:month number:textual="true"/>
      <number:text> de </number:text>
      <number:year/>
    </number:date-style>
    <number:number-style style:name="N223">
      <number:number number:decimal-places="9" number:min-decimal-places="9" number:min-integer-digits="1"/>
    </number:number-style>
    <number:number-style style:name="N224">
      <number:number number:decimal-places="10" number:min-decimal-places="10" number:min-integer-digits="1"/>
    </number:number-style>
    <number:number-style style:name="N225">
      <number:number number:decimal-places="0" number:min-decimal-places="0" number:min-integer-digits="0"/>
    </number:number-style>
    <number:number-style style:name="N227P0" style:volatile="true">
      <number:number number:decimal-places="0" number:min-decimal-places="0" number:min-integer-digits="1" number:grouping="true"/>
      <number:text>   </number:text>
    </number:number-style>
    <number:number-style style:name="N2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7P0"/>
    </number:number-style>
    <number:number-style style:name="N228P0" style:volatile="true">
      <number:number number:decimal-places="0" number:min-decimal-places="0" number:min-integer-digits="1" number:grouping="true"/>
      <number:text>   </number:text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8P0"/>
    </number:number-style>
    <number:number-style style:name="N230P0" style:volatile="true">
      <number:number number:decimal-places="2" number:min-decimal-places="2" number:min-integer-digits="1" number:grouping="true"/>
      <number:text>   </number:text>
    </number:number-style>
    <number:number-style style:name="N2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30P0"/>
    </number:number-style>
    <number:number-style style:name="N231P0" style:volatile="true">
      <number:number number:decimal-places="2" number:min-decimal-places="2" number:min-integer-digits="1" number:grouping="true"/>
      <number:text>   </number:text>
    </number:number-style>
    <number:number-style style:name="N2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31P0"/>
    </number:number-style>
    <number:number-style style:name="N2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- €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number number:decimal-places="0" number:min-decimal-places="0" number:min-integer-digits="1" number:grouping="true"/>
      <number:text>    </number:text>
    </number:number-style>
    <number:number-style style:name="N2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40P2" style:volatile="true">
      <number:text> -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2" number:min-decimal-places="2" number:min-integer-digits="1" number:grouping="true"/>
      <number:text> € </number:text>
    </number:number-style>
    <number:number-style style:name="N24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44P2" style:volatile="true">
      <number:text>-</number:text>
      <number:number number:decimal-places="0" number:min-decimal-places="0" number:min-integer-digits="0"/>
      <number:text> €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decimal-places="2" number:min-integer-digits="1" number:grouping="true"/>
      <number:text>    </number:text>
    </number:number-style>
    <number:number-style style:name="N2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8P2" style:volatile="true">
      <number:text>-</number:text>
      <number:number number:decimal-places="0" number:min-decimal-places="0" number:min-integer-digits="0"/>
      <number:text>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5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6P2" style:volatile="true">
      <number:text> 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$-</number:text>
      <number:number number:decimal-places="0" number:min-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number:min-decimal-places="2" number:min-integer-digits="1" number:grouping="true"/>
      <number:text> </number:text>
    </number:number-style>
    <number:number-style style:name="N26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0" number:min-decimal-places="0" number:min-integer-digits="1" number:grouping="true"/>
      <number:text> Esc.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68P2" style:volatile="true">
      <number:text> - Esc.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0" number:min-decimal-places="0" number:min-integer-digits="1" number:grouping="true"/>
      <number:text>        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72P2" style:volatile="true">
      <number:text> -        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2" number:min-decimal-places="2" number:min-integer-digits="1" number:grouping="true"/>
      <number:text> Esc. </number:text>
    </number:number-style>
    <number:number-style style:name="N276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76P2" style:volatile="true">
      <number:text>-</number:text>
      <number:number number:decimal-places="0" number:min-decimal-places="0" number:min-integer-digits="0"/>
      <number:text> Esc.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number:number number:decimal-places="2" number:min-decimal-places="2" number:min-integer-digits="1" number:grouping="true"/>
      <number:text>         </number:text>
    </number:number-style>
    <number:number-style style:name="N28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80P2" style:volatile="true">
      <number:text>-</number:text>
      <number:number number:decimal-places="0" number:min-decimal-places="0" number:min-integer-digits="0"/>
      <number:text>        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">
      <number:number number:decimal-places="11" number:min-decimal-places="11" number:min-integer-digits="1"/>
    </number:number-style>
    <number:number-style style:name="N282">
      <number:number number:decimal-places="12" number:min-decimal-places="12" number:min-integer-digits="1"/>
    </number:number-style>
    <number:number-style style:name="N283">
      <number:number number:decimal-places="13" number:min-decimal-places="13" number:min-integer-digits="1"/>
    </number:number-style>
    <number:number-style style:name="N284">
      <number:number number:decimal-places="14" number:min-decimal-places="14" number:min-integer-digits="1"/>
    </number:number-style>
    <number:number-style style:name="N285">
      <number:number number:decimal-places="15" number:min-decimal-places="15" number:min-integer-digits="1"/>
    </number:number-style>
    <number:number-style style:name="N286">
      <number:number number:decimal-places="16" number:min-decimal-places="16" number:min-integer-digits="1"/>
    </number:number-style>
    <number:number-style style:name="N287">
      <number:number number:decimal-places="17" number:min-decimal-places="17" number:min-integer-digits="1"/>
    </number:number-style>
    <number:number-style style:name="N288">
      <number:number number:decimal-places="1" number:min-decimal-places="1" number:min-integer-digits="0"/>
    </number:number-style>
    <number:number-style style:name="N289">
      <number:number number:decimal-places="2" number:min-decimal-places="2" number:min-integer-digits="0"/>
    </number:number-style>
    <number:number-style style:name="N290">
      <number:number number:decimal-places="3" number:min-decimal-places="3" number:min-integer-digits="0"/>
    </number:number-style>
    <number:date-style style:name="N291">
      <number:day number:style="long"/>
      <number:text>-</number:text>
      <number:month number:style="long"/>
      <number:text>-AA</number:text>
    </number:date-style>
    <number:date-style style:name="N292">
      <number:day/>
      <number:text> de </number:text>
      <number:month number:textual="true"/>
      <number:text> de AA</number:text>
    </number:date-style>
    <number:number-style style:name="N293">
      <number:number number:decimal-places="18" number:min-decimal-places="18" number:min-integer-digits="1"/>
    </number:number-style>
    <number:number-style style:name="N294">
      <number:number number:decimal-places="19" number:min-decimal-places="19" number:min-integer-digits="1"/>
    </number:number-style>
    <number:number-style style:name="N295">
      <number:number number:decimal-places="20" number:min-decimal-places="20" number:min-integer-digits="1"/>
    </number:number-style>
    <number:currency-style style:name="N296P0" style:volatile="true">
      <number:text> </number:text>
      <number:currency-symbol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96P1" style:volatile="true">
      <number:text> </number:text>
      <number:currency-symbol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96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29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297P2" style:volatile="true">
      <number:text> </number:text>
      <number:fill-character> </number:fill-character>
      <number:text>-        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 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298P1" style:volatile="true">
      <number:text>-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298P2" style:volatile="true">
      <number:text> </number:text>
      <number:fill-character> </number:fill-character>
      <number:text>- Esc. </number:text>
    </number:number-style>
    <number:text-style style:name="N298">
      <number:text> </number:text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299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2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0P0" style:volatile="true">
      <number:text> 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300P1" style:volatile="true">
      <number:text>-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30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sc.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1P2" style:volatile="true">
      <number:text> </number:text>
      <number:fill-character> </number:fill-character>
      <number:text>- € </number:text>
    </number:number-style>
    <number:text-style style:name="N301">
      <number:text> </number:text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2P2" style:volatile="true">
      <number:text> </number:text>
      <number:fill-character> </number:fill-character>
      <number:text>-    </number:text>
    </number:number-style>
    <number:text-style style:name="N302">
      <number:text> </number:text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03">
      <number:text> </number:text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0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04">
      <number:text> </number:text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05P2" style:volatile="true">
      <number:text> $</number:text>
      <number:fill-character> </number:fill-character>
      <number:text>-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06P2" style:volatile="true">
      <number:text> </number:text>
      <number:fill-character> </number:fill-character>
      <number:text>-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7">
      <number:text> </number:text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 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309P1" style:volatile="true">
      <number:text>-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3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309">
      <number:text> </number:text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text> 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310P1" style:volatile="true">
      <number:text>-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3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310">
      <number:text> </number:text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311P0" style:volatile="true">
      <number:text> </number:text>
      <number:currency-symbol>€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11P1" style:volatile="true">
      <number:text> </number:text>
      <number:currency-symbol>€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311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currency-style style:name="N312P0" style:volatile="true">
      <number:text> </number:text>
      <number:currency-symbol>€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12P1" style:volatile="true">
      <number:text> </number:text>
      <number:currency-symbol>€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12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12">
      <number:text> </number:text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time-style style:name="N313">
      <number:hours/>
      <number:text>:</number:text>
      <number:minutes number:style="long"/>
      <number:text> </number:text>
      <number:am-pm/>
    </number:time-style>
    <number:time-style style:name="N3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15">
      <number:hours/>
      <number:text>:</number:text>
      <number:minutes number:style="long"/>
    </number:time-style>
    <number:time-style style:name="N316">
      <number:hours/>
      <number:text>:</number:text>
      <number:minutes number:style="long"/>
      <number:text>:</number:text>
      <number:seconds number:style="long"/>
    </number:time-style>
    <number:date-style style:name="N3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318">
      <number:day/>
      <number:text> </number:text>
      <number:month number:textual="true"/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percentage-style style:name="N20121" number:language="pt" number:country="PT">
      <number:number number:decimal-places="1" number:min-decimal-places="1" number:min-integer-digits="1"/>
      <number:text>%</number:text>
    </number:percentage-style>
    <number:percentage-style style:name="N20122" number:language="pt" number:country="PT">
      <number:number number:decimal-places="3" number:min-decimal-places="3" number:min-integer-digits="1"/>
      <number:text>%</number:text>
    </number:percentage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-00-0000</text:date>, <text:time style:data-style-name="N2" text:time-value="20:02:55.360777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9T09:40:57.043442000</meta:creation-date>
    <dc:date>2023-05-31T20:04:08.407202781</dc:date>
    <meta:editing-duration>P3DT1H21M43S</meta:editing-duration>
    <meta:editing-cycles>81</meta:editing-cycles>
    <meta:generator>LibreOffice/7.1.0.3$MacOSX_X86_64 LibreOffice_project/f6099ecf3d29644b5008cc8f48f42f4a40986e4c</meta:generator>
    <meta:document-statistic meta:table-count="2" meta:cell-count="12774" meta:object-count="0"/>
  </office:meta>
</office:document-meta>
</file>